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 Black" svg:font-family="&quot;Arial Black&quot;"/>
  </office:font-face-decls>
  <office:automatic-styles>
    <style:style style:name="ce1" style:family="table-cell" style:parent-style-name="Default" style:data-style-name="N0"/>
    <style:style style:name="ce2" style:family="table-cell" style:parent-style-name="zHiddenText" style:data-style-name="N0">
      <style:table-cell-properties style:vertical-align="automatic" fo:wrap-option="wrap" fo:background-color="transparent"/>
      <style:text-properties fo:color="#FFFFFF"/>
    </style:style>
    <style:style style:name="ce3" style:family="table-cell" style:parent-style-name="Title" style:data-style-name="N0">
      <style:table-cell-properties style:vertical-align="automatic" style:repeat-content="false"/>
      <style:paragraph-properties fo:text-align="start" fo:margin-left="0cm"/>
      <style:text-properties fo:color="#1363DF" style:font-name="Arial Black" style:font-name-asian="Arial Black" style:font-name-complex="Arial Black" fo:font-size="40pt" style:font-size-asian="40pt" style:font-size-complex="40pt" fo:font-weight="bold" style:font-weight-asian="bold" style:font-weight-complex="bold"/>
    </style:style>
    <style:style style:name="ce4" style:family="table-cell" style:parent-style-name="Default" style:data-style-name="N0">
      <style:text-properties fo:color="#4307CF" fo:font-size="20pt" style:font-size-asian="20pt" style:font-size-complex="20pt" fo:font-weight="bold" style:font-weight-asian="bold" style:font-weight-complex="bold"/>
    </style:style>
    <style:style style:name="ce5" style:family="table-cell" style:parent-style-name="Default" style:data-style-name="N0">
      <style:text-properties fo:font-size="10pt" style:font-size-asian="10pt" style:font-size-complex="10pt"/>
    </style:style>
    <style:style style:name="ce6" style:family="table-cell" style:parent-style-name="Default" style:data-style-name="N0">
      <style:table-cell-properties style:vertical-align="automatic" style:repeat-content="false"/>
      <style:paragraph-properties fo:text-align="center"/>
      <style:text-properties fo:font-size="10pt" style:font-size-asian="10pt" style:font-size-complex="10pt"/>
    </style:style>
    <style:style style:name="ce7" style:family="table-cell" style:parent-style-name="Default" style:data-style-name="N0">
      <style:table-cell-properties style:vertical-align="middle" style:repeat-content="false"/>
      <style:paragraph-properties fo:text-align="center"/>
      <style:text-properties fo:font-size="10pt" style:font-size-asian="10pt" style:font-size-complex="10pt"/>
    </style:style>
    <style:style style:name="ce8" style:family="table-cell" style:parent-style-name="Default" style:data-style-name="N0">
      <style:text-properties fo:font-size="16pt" style:font-size-asian="16pt" style:font-size-complex="16pt"/>
    </style:style>
    <style:style style:name="ce9" style:family="table-cell" style:parent-style-name="zHiddenText" style:data-style-name="N0">
      <style:table-cell-properties style:vertical-align="automatic" fo:background-color="transparent"/>
      <style:text-properties fo:color="#FFFFFF"/>
    </style:style>
    <style:style style:name="ce10" style:family="table-cell" style:parent-style-name="Default" style:data-style-name="N0">
      <style:table-cell-properties style:vertical-align="automatic" style:repeat-content="false"/>
      <style:paragraph-properties fo:text-align="center"/>
    </style:style>
    <style:style style:name="ce11" style:family="table-cell" style:parent-style-name="Heading_32_2" style:data-style-name="N0">
      <style:table-cell-properties style:vertical-align="middle" style:repeat-content="false"/>
      <style:paragraph-properties fo:text-align="start" fo:margin-left="0.353cm"/>
      <style:text-properties fo:color="#1363DF" fo:font-size="16pt" style:font-size-asian="16pt" style:font-size-complex="16pt" fo:font-weight="bold" style:font-weight-asian="bold" style:font-weight-complex="bold"/>
    </style:style>
    <style:style style:name="ce12" style:family="table-cell" style:parent-style-name="Heading_32_3" style:data-style-name="N0">
      <style:table-cell-properties style:vertical-align="automatic" style:repeat-content="false"/>
      <style:paragraph-properties fo:text-align="end" fo:margin-right="0.353cm"/>
    </style:style>
    <style:style style:name="ce13" style:family="table-cell" style:parent-style-name="Hyperlink" style:data-style-name="N0">
      <style:table-cell-properties style:vertical-align="top" style:repeat-content="false"/>
      <style:paragraph-properties fo:text-align="start" fo:margin-left="0.353cm"/>
      <style:text-properties fo:color="#000000" fo:font-size="10pt" style:font-size-asian="10pt" style:font-size-complex="10pt" style:text-underline-style="none" style:text-underline-type="none"/>
    </style:style>
    <style:style style:name="ce14" style:family="table-cell" style:parent-style-name="Default" style:data-style-name="N0">
      <style:table-cell-properties style:vertical-align="automatic" style:repeat-content="false"/>
      <style:paragraph-properties fo:text-align="start" fo:margin-left="0.353cm"/>
    </style:style>
    <style:style style:name="ce15" style:family="table-cell" style:parent-style-name="Default" style:data-style-name="N37">
      <style:table-cell-properties fo:border-top="thin solid #808080" fo:border-bottom="thin solid #808080" fo:border-left="none" fo:border-right="none" style:vertical-align="middle" fo:background-color="#D9D9D9" style:repeat-content="false"/>
      <style:paragraph-properties fo:text-align="center"/>
      <style:text-properties fo:font-size="8pt" style:font-size-asian="8pt" style:font-size-complex="8pt" fo:font-weight="bold" style:font-weight-asian="bold" style:font-weight-complex="bold"/>
    </style:style>
    <style:style style:name="ce16" style:family="table-cell" style:parent-style-name="Default" style:data-style-name="N37">
      <style:table-cell-properties fo:border-top="thin solid #808080" fo:border-bottom="thin solid #808080" fo:border-left="none" fo:border-right="thin solid #808080" style:vertical-align="middle" fo:background-color="#D9D9D9" style:repeat-content="false"/>
      <style:paragraph-properties fo:text-align="center"/>
      <style:text-properties fo:font-size="8pt" style:font-size-asian="8pt" style:font-size-complex="8pt" fo:font-weight="bold" style:font-weight-asian="bold" style:font-weight-complex="bold"/>
    </style:style>
    <style:style style:name="ce17" style:family="table-cell" style:parent-style-name="Default" style:data-style-name="N37">
      <style:table-cell-properties fo:border-top="thin solid #808080" fo:border-bottom="thin solid #808080" fo:border-left="thin solid #808080" fo:border-right="none" style:vertical-align="middle" fo:background-color="#D9D9D9" style:repeat-content="false"/>
      <style:paragraph-properties fo:text-align="center"/>
      <style:text-properties fo:font-size="8pt" style:font-size-asian="8pt" style:font-size-complex="8pt" fo:font-weight="bold" style:font-weight-asian="bold" style:font-weight-complex="bold"/>
    </style:style>
    <style:style style:name="ce18" style:family="table-cell" style:parent-style-name="Default" style:data-style-name="N0">
      <style:table-cell-properties fo:border-top="thin solid #808080" fo:border-bottom="none" fo:border-left="none" fo:border-right="thin solid #808080"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style>
    <style:style style:name="ce19" style:family="table-cell" style:parent-style-name="Default" style:data-style-name="N0">
      <style:table-cell-properties fo:border-top="thin solid #808080" fo:border-bottom="none" fo:border-left="thin solid #808080" fo:border-right="thin solid #808080"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style>
    <style:style style:name="ce20" style:family="table-cell" style:parent-style-name="Default" style:data-style-name="N0">
      <style:table-cell-properties fo:border-top="thin solid #808080" fo:border-bottom="none" fo:border-left="thin solid #808080" fo:border-right="none"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style>
    <style:style style:name="ce21" style:family="table-cell" style:parent-style-name="Default" style:data-style-name="N0">
      <style:table-cell-properties style:vertical-align="automatic" fo:wrap-option="wrap"/>
      <style:text-properties fo:font-size="10pt" style:font-size-asian="10pt" style:font-size-complex="10pt"/>
    </style:style>
    <style:style style:name="ce22" style:family="table-cell" style:parent-style-name="Default" style:data-style-name="N0">
      <style:table-cell-properties fo:border-top="none" fo:border-bottom="none" fo:border-left="thin solid #D9D9D9" fo:border-right="thin solid #D9D9D9" style:vertical-align="middle"/>
    </style:style>
    <style:style style:name="ce23" style:family="table-cell" style:parent-style-name="Default" style:data-style-name="N0">
      <style:table-cell-properties style:vertical-align="middle" fo:background-color="#C1A9FC" style:repeat-content="false"/>
      <style:paragraph-properties fo:text-align="start" fo:margin-left="0.353cm"/>
      <style:text-properties fo:font-size="12pt" style:font-size-asian="12pt" style:font-size-complex="12pt" fo:font-weight="bold" style:font-weight-asian="bold" style:font-weight-complex="bold"/>
    </style:style>
    <style:style style:name="ce24" style:family="table-cell" style:parent-style-name="Name" style:data-style-name="N0">
      <style:table-cell-properties fo:border="none" style:vertical-align="middle" fo:background-color="#C1A9FC" style:repeat-content="false"/>
      <style:paragraph-properties fo:text-align="start" fo:margin-left="0cm"/>
      <style:text-properties fo:font-size="10pt" style:font-size-asian="10pt" style:font-size-complex="10pt"/>
    </style:style>
    <style:style style:name="ce25" style:family="table-cell" style:parent-style-name="Per_32_cent" style:data-style-name="N13">
      <style:table-cell-properties style:vertical-align="middle" fo:background-color="#C1A9FC" style:repeat-content="false"/>
      <style:paragraph-properties fo:text-align="center"/>
      <style:text-properties fo:font-size="10pt" style:font-size-asian="10pt" style:font-size-complex="10pt"/>
    </style:style>
    <style:style style:name="ce26" style:family="table-cell" style:parent-style-name="Default" style:data-style-name="N38">
      <style:table-cell-properties style:vertical-align="middle" fo:background-color="#C1A9FC" style:repeat-content="false"/>
      <style:paragraph-properties fo:text-align="center"/>
      <style:text-properties fo:font-size="10pt" style:font-size-asian="10pt" style:font-size-complex="10pt"/>
    </style:style>
    <style:style style:name="ce27" style:family="table-cell" style:parent-style-name="Default" style:data-style-name="N0">
      <style:table-cell-properties style:vertical-align="middle" style:repeat-content="false"/>
      <style:paragraph-properties fo:text-align="center"/>
    </style:style>
    <style:style style:name="ce28" style:family="table-cell" style:parent-style-name="Default" style:data-style-name="N0">
      <style:table-cell-properties fo:border-top="2pt solid #D9D9D9" fo:border-bottom="2pt solid #D9D9D9" fo:border-left="none" fo:border-right="none" style:vertical-align="middle" style:repeat-content="false"/>
      <style:paragraph-properties fo:text-align="center"/>
    </style:style>
    <style:style style:name="ce29" style:family="table-cell" style:parent-style-name="Default" style:data-style-name="N0">
      <style:table-cell-properties fo:border-top="thin solid #F2F2F2" fo:border-bottom="none" fo:border-left="none" fo:border-right="none" style:vertical-align="middle"/>
    </style:style>
    <style:style style:name="ce30" style:family="table-cell" style:parent-style-name="Default" style:data-style-name="N0">
      <style:table-cell-properties style:vertical-align="middle"/>
    </style:style>
    <style:style style:name="ce31" style:family="table-cell" style:parent-style-name="Task" style:data-style-name="N0">
      <style:table-cell-properties fo:border-top="none" fo:border-bottom="thin solid #C1A9FC" fo:border-left="none" fo:border-right="none" style:vertical-align="middle" fo:background-color="#E0D3FE" style:repeat-content="false"/>
      <style:paragraph-properties fo:text-align="start" fo:margin-left="0.706cm"/>
      <style:text-properties fo:font-size="10pt" style:font-size-asian="10pt" style:font-size-complex="10pt"/>
    </style:style>
    <style:style style:name="ce32" style:family="table-cell" style:parent-style-name="Name" style:data-style-name="N0">
      <style:table-cell-properties fo:border-top="none" fo:border-bottom="thin solid #C1A9FC" fo:border-left="none" fo:border-right="none" style:vertical-align="middle" fo:background-color="#E0D3FE" style:repeat-content="false"/>
      <style:paragraph-properties fo:text-align="start" fo:margin-left="0cm"/>
      <style:text-properties fo:font-size="10pt" style:font-size-asian="10pt" style:font-size-complex="10pt"/>
    </style:style>
    <style:style style:name="ce33" style:family="table-cell" style:parent-style-name="Per_32_cent" style:data-style-name="N13">
      <style:table-cell-properties fo:border-top="none" fo:border-bottom="thin solid #C1A9FC" fo:border-left="none" fo:border-right="none" style:vertical-align="middle" fo:background-color="#E0D3FE" style:repeat-content="false"/>
      <style:paragraph-properties fo:text-align="center"/>
      <style:text-properties fo:font-size="10pt" style:font-size-asian="10pt" style:font-size-complex="10pt"/>
    </style:style>
    <style:style style:name="ce34" style:family="table-cell" style:parent-style-name="Date" style:data-style-name="N38">
      <style:table-cell-properties fo:border-top="none" fo:border-bottom="thin solid #C1A9FC" fo:border-left="none" fo:border-right="none" style:vertical-align="middle" fo:background-color="#E0D3FE" style:repeat-content="false"/>
      <style:paragraph-properties fo:text-align="center"/>
      <style:text-properties fo:font-size="10pt" style:font-size-asian="10pt" style:font-size-complex="10pt"/>
    </style:style>
    <style:style style:name="ce35" style:family="table-cell" style:parent-style-name="Default" style:data-style-name="N0">
      <style:table-cell-properties fo:border="thin solid #F2F2F2" style:vertical-align="middle"/>
    </style:style>
    <style:style style:name="ce36" style:family="table-cell" style:parent-style-name="Task" style:data-style-name="N0">
      <style:table-cell-properties fo:border-top="thin solid #C1A9FC" fo:border-bottom="thin solid #C1A9FC" fo:border-left="none" fo:border-right="none" style:vertical-align="middle" fo:background-color="#E0D3FE" style:repeat-content="false"/>
      <style:paragraph-properties fo:text-align="start" fo:margin-left="0.706cm"/>
      <style:text-properties fo:font-size="10pt" style:font-size-asian="10pt" style:font-size-complex="10pt"/>
    </style:style>
    <style:style style:name="ce37" style:family="table-cell" style:parent-style-name="Name" style:data-style-name="N0">
      <style:table-cell-properties fo:border-top="thin solid #C1A9FC" fo:border-bottom="thin solid #C1A9FC" fo:border-left="none" fo:border-right="none" style:vertical-align="middle" fo:background-color="#E0D3FE" style:repeat-content="false"/>
      <style:paragraph-properties fo:text-align="start" fo:margin-left="0cm"/>
      <style:text-properties fo:font-size="10pt" style:font-size-asian="10pt" style:font-size-complex="10pt"/>
    </style:style>
    <style:style style:name="ce38" style:family="table-cell" style:parent-style-name="Per_32_cent" style:data-style-name="N13">
      <style:table-cell-properties fo:border-top="thin solid #C1A9FC" fo:border-bottom="thin solid #C1A9FC" fo:border-left="none" fo:border-right="none" style:vertical-align="middle" fo:background-color="#E0D3FE" style:repeat-content="false"/>
      <style:paragraph-properties fo:text-align="center"/>
      <style:text-properties fo:font-size="10pt" style:font-size-asian="10pt" style:font-size-complex="10pt"/>
    </style:style>
    <style:style style:name="ce39" style:family="table-cell" style:parent-style-name="Date" style:data-style-name="N38">
      <style:table-cell-properties fo:border-top="thin solid #C1A9FC" fo:border-bottom="thin solid #C1A9FC" fo:border-left="none" fo:border-right="none" style:vertical-align="middle" fo:background-color="#E0D3FE" style:repeat-content="false"/>
      <style:paragraph-properties fo:text-align="center"/>
      <style:text-properties fo:font-size="10pt" style:font-size-asian="10pt" style:font-size-complex="10pt"/>
    </style:style>
    <style:style style:name="ce40" style:family="table-cell" style:parent-style-name="Default" style:data-style-name="N0">
      <style:table-cell-properties fo:border="thin solid #F2F2F2" style:vertical-align="middle" style:repeat-content="false"/>
      <style:paragraph-properties fo:text-align="end" fo:margin-right="0cm"/>
    </style:style>
    <style:style style:name="ce41" style:family="table-cell" style:parent-style-name="Default" style:data-style-name="N0">
      <style:table-cell-properties style:vertical-align="middle" fo:background-color="#FF88E4" style:repeat-content="false"/>
      <style:paragraph-properties fo:text-align="start" fo:margin-left="0.353cm"/>
      <style:text-properties fo:font-size="12pt" style:font-size-asian="12pt" style:font-size-complex="12pt" fo:font-weight="bold" style:font-weight-asian="bold" style:font-weight-complex="bold"/>
    </style:style>
    <style:style style:name="ce42" style:family="table-cell" style:parent-style-name="Name" style:data-style-name="N0">
      <style:table-cell-properties fo:border="none" style:vertical-align="middle" fo:background-color="#FF88E4" style:repeat-content="false"/>
      <style:paragraph-properties fo:text-align="start" fo:margin-left="0cm"/>
      <style:text-properties fo:font-size="10pt" style:font-size-asian="10pt" style:font-size-complex="10pt"/>
    </style:style>
    <style:style style:name="ce43" style:family="table-cell" style:parent-style-name="Per_32_cent" style:data-style-name="N13">
      <style:table-cell-properties style:vertical-align="middle" fo:background-color="#FF88E4" style:repeat-content="false"/>
      <style:paragraph-properties fo:text-align="center"/>
      <style:text-properties fo:font-size="10pt" style:font-size-asian="10pt" style:font-size-complex="10pt"/>
    </style:style>
    <style:style style:name="ce44" style:family="table-cell" style:parent-style-name="Default" style:data-style-name="N38">
      <style:table-cell-properties style:vertical-align="middle" fo:background-color="#FF88E4" style:repeat-content="false"/>
      <style:paragraph-properties fo:text-align="center"/>
      <style:text-properties fo:font-size="10pt" style:font-size-asian="10pt" style:font-size-complex="10pt"/>
    </style:style>
    <style:style style:name="ce45" style:family="table-cell" style:parent-style-name="Task" style:data-style-name="N0">
      <style:table-cell-properties fo:border-top="thin solid #FF88E4" fo:border-bottom="thin solid #FF88E4" fo:border-left="none" fo:border-right="none" style:vertical-align="middle" fo:background-color="#FFC4F1" style:repeat-content="false"/>
      <style:paragraph-properties fo:text-align="start" fo:margin-left="0.706cm"/>
      <style:text-properties fo:font-size="10pt" style:font-size-asian="10pt" style:font-size-complex="10pt"/>
    </style:style>
    <style:style style:name="ce46" style:family="table-cell" style:parent-style-name="Name" style:data-style-name="N0">
      <style:table-cell-properties fo:border-top="thin solid #FF88E4" fo:border-bottom="thin solid #FF88E4" fo:border-left="none" fo:border-right="none" style:vertical-align="middle" fo:background-color="#FFC4F1" style:repeat-content="false"/>
      <style:paragraph-properties fo:text-align="start" fo:margin-left="0cm"/>
      <style:text-properties fo:font-size="10pt" style:font-size-asian="10pt" style:font-size-complex="10pt"/>
    </style:style>
    <style:style style:name="ce47" style:family="table-cell" style:parent-style-name="Per_32_cent" style:data-style-name="N13">
      <style:table-cell-properties fo:border-top="thin solid #FF88E4" fo:border-bottom="thin solid #FF88E4" fo:border-left="none" fo:border-right="none" style:vertical-align="middle" fo:background-color="#FFC4F1" style:repeat-content="false"/>
      <style:paragraph-properties fo:text-align="center"/>
      <style:text-properties fo:font-size="10pt" style:font-size-asian="10pt" style:font-size-complex="10pt"/>
    </style:style>
    <style:style style:name="ce48" style:family="table-cell" style:parent-style-name="Date" style:data-style-name="N38">
      <style:table-cell-properties fo:border-top="thin solid #FF88E4" fo:border-bottom="thin solid #FF88E4" fo:border-left="none" fo:border-right="none" style:vertical-align="middle" fo:background-color="#FFC4F1" style:repeat-content="false"/>
      <style:paragraph-properties fo:text-align="center"/>
      <style:text-properties fo:font-size="10pt" style:font-size-asian="10pt" style:font-size-complex="10pt"/>
    </style:style>
    <style:style style:name="ce49" style:family="table-cell" style:parent-style-name="Default" style:data-style-name="N0">
      <style:table-cell-properties style:vertical-align="middle" fo:background-color="#CAEAD7" style:repeat-content="false"/>
      <style:paragraph-properties fo:text-align="start" fo:margin-left="0.353cm"/>
      <style:text-properties fo:font-size="12pt" style:font-size-asian="12pt" style:font-size-complex="12pt" fo:font-weight="bold" style:font-weight-asian="bold" style:font-weight-complex="bold"/>
    </style:style>
    <style:style style:name="ce50" style:family="table-cell" style:parent-style-name="Name" style:data-style-name="N0">
      <style:table-cell-properties fo:border="none" style:vertical-align="middle" fo:background-color="#CAEAD7" style:repeat-content="false"/>
      <style:paragraph-properties fo:text-align="start" fo:margin-left="0cm"/>
      <style:text-properties fo:font-size="10pt" style:font-size-asian="10pt" style:font-size-complex="10pt"/>
    </style:style>
    <style:style style:name="ce51" style:family="table-cell" style:parent-style-name="Per_32_cent" style:data-style-name="N13">
      <style:table-cell-properties style:vertical-align="middle" fo:background-color="#CAEAD7" style:repeat-content="false"/>
      <style:paragraph-properties fo:text-align="center"/>
      <style:text-properties fo:font-size="10pt" style:font-size-asian="10pt" style:font-size-complex="10pt"/>
    </style:style>
    <style:style style:name="ce52" style:family="table-cell" style:parent-style-name="Default" style:data-style-name="N38">
      <style:table-cell-properties style:vertical-align="middle" fo:background-color="#CAEAD7" style:repeat-content="false"/>
      <style:paragraph-properties fo:text-align="center"/>
      <style:text-properties fo:font-size="10pt" style:font-size-asian="10pt" style:font-size-complex="10pt"/>
    </style:style>
    <style:style style:name="ce53" style:family="table-cell" style:parent-style-name="Default" style:data-style-name="N0">
      <style:table-cell-properties fo:border-top="none" fo:border-bottom="thin solid #F2F2F2" fo:border-left="none" fo:border-right="none" style:vertical-align="middle"/>
    </style:style>
    <style:style style:name="ce54" style:family="table-cell" style:parent-style-name="Task" style:data-style-name="N0">
      <style:table-cell-properties fo:border-top="thin solid #CAEAD7" fo:border-bottom="thin solid #CAEAD7" fo:border-left="none" fo:border-right="none" style:vertical-align="middle" fo:background-color="#E4F3EB" style:repeat-content="false"/>
      <style:paragraph-properties fo:text-align="start" fo:margin-left="0.706cm"/>
      <style:text-properties fo:font-size="10pt" style:font-size-asian="10pt" style:font-size-complex="10pt"/>
    </style:style>
    <style:style style:name="ce55" style:family="table-cell" style:parent-style-name="Name" style:data-style-name="N0">
      <style:table-cell-properties fo:border-top="thin solid #CAEAD7" fo:border-bottom="thin solid #CAEAD7" fo:border-left="none" fo:border-right="none" style:vertical-align="middle" fo:background-color="#E4F3EB" style:repeat-content="false"/>
      <style:paragraph-properties fo:text-align="start" fo:margin-left="0cm"/>
      <style:text-properties fo:font-size="10pt" style:font-size-asian="10pt" style:font-size-complex="10pt"/>
    </style:style>
    <style:style style:name="ce56" style:family="table-cell" style:parent-style-name="Per_32_cent" style:data-style-name="N13">
      <style:table-cell-properties fo:border-top="thin solid #CAEAD7" fo:border-bottom="thin solid #CAEAD7" fo:border-left="none" fo:border-right="none" style:vertical-align="middle" fo:background-color="#E4F3EB" style:repeat-content="false"/>
      <style:paragraph-properties fo:text-align="center"/>
      <style:text-properties fo:font-size="10pt" style:font-size-asian="10pt" style:font-size-complex="10pt"/>
    </style:style>
    <style:style style:name="ce57" style:family="table-cell" style:parent-style-name="Date" style:data-style-name="N38">
      <style:table-cell-properties fo:border-top="thin solid #CAEAD7" fo:border-bottom="thin solid #CAEAD7" fo:border-left="none" fo:border-right="none" style:vertical-align="middle" fo:background-color="#E4F3EB" style:repeat-content="false"/>
      <style:paragraph-properties fo:text-align="center"/>
      <style:text-properties fo:font-size="10pt" style:font-size-asian="10pt" style:font-size-complex="10pt"/>
    </style:style>
    <style:style style:name="ce58" style:family="table-cell" style:parent-style-name="Default" style:data-style-name="N0">
      <style:table-cell-properties style:vertical-align="middle" fo:background-color="#FFF4A8" style:repeat-content="false"/>
      <style:paragraph-properties fo:text-align="start" fo:margin-left="0.353cm"/>
      <style:text-properties fo:font-size="12pt" style:font-size-asian="12pt" style:font-size-complex="12pt" fo:font-weight="bold" style:font-weight-asian="bold" style:font-weight-complex="bold"/>
    </style:style>
    <style:style style:name="ce59" style:family="table-cell" style:parent-style-name="Name" style:data-style-name="N0">
      <style:table-cell-properties fo:border="none" style:vertical-align="middle" fo:background-color="#FFF4A8" style:repeat-content="false"/>
      <style:paragraph-properties fo:text-align="start" fo:margin-left="0cm"/>
      <style:text-properties fo:font-size="10pt" style:font-size-asian="10pt" style:font-size-complex="10pt"/>
    </style:style>
    <style:style style:name="ce60" style:family="table-cell" style:parent-style-name="Per_32_cent" style:data-style-name="N13">
      <style:table-cell-properties style:vertical-align="middle" fo:background-color="#FFF4A8" style:repeat-content="false"/>
      <style:paragraph-properties fo:text-align="center"/>
      <style:text-properties fo:font-size="10pt" style:font-size-asian="10pt" style:font-size-complex="10pt"/>
    </style:style>
    <style:style style:name="ce61" style:family="table-cell" style:parent-style-name="Default" style:data-style-name="N38">
      <style:table-cell-properties style:vertical-align="middle" fo:background-color="#FFF4A8" style:repeat-content="false"/>
      <style:paragraph-properties fo:text-align="center"/>
      <style:text-properties fo:font-size="10pt" style:font-size-asian="10pt" style:font-size-complex="10pt"/>
    </style:style>
    <style:style style:name="ce62" style:family="table-cell" style:parent-style-name="Default" style:data-style-name="N0">
      <style:table-cell-properties fo:border-top="thin solid #F2F2F2" fo:border-bottom="thin solid #F2F2F2" fo:border-left="none" fo:border-right="none" style:vertical-align="middle"/>
    </style:style>
    <style:style style:name="ce63" style:family="table-cell" style:parent-style-name="Task" style:data-style-name="N0">
      <style:table-cell-properties fo:border-top="thin solid #FFF4A8" fo:border-bottom="thin solid #FFF4A8" fo:border-left="none" fo:border-right="none" style:vertical-align="middle" fo:background-color="#FFFAD2" style:repeat-content="false"/>
      <style:paragraph-properties fo:text-align="start" fo:margin-left="0.706cm"/>
      <style:text-properties fo:font-size="10pt" style:font-size-asian="10pt" style:font-size-complex="10pt"/>
    </style:style>
    <style:style style:name="ce64" style:family="table-cell" style:parent-style-name="Name" style:data-style-name="N0">
      <style:table-cell-properties fo:border-top="thin solid #FFF4A8" fo:border-bottom="thin solid #FFF4A8" fo:border-left="none" fo:border-right="none" style:vertical-align="middle" fo:background-color="#FFFAD2" style:repeat-content="false"/>
      <style:paragraph-properties fo:text-align="start" fo:margin-left="0cm"/>
      <style:text-properties fo:font-size="10pt" style:font-size-asian="10pt" style:font-size-complex="10pt"/>
    </style:style>
    <style:style style:name="ce65" style:family="table-cell" style:parent-style-name="Per_32_cent" style:data-style-name="N13">
      <style:table-cell-properties fo:border-top="thin solid #FFF4A8" fo:border-bottom="thin solid #FFF4A8" fo:border-left="none" fo:border-right="none" style:vertical-align="middle" fo:background-color="#FFFAD2" style:repeat-content="false"/>
      <style:paragraph-properties fo:text-align="center"/>
      <style:text-properties fo:font-size="10pt" style:font-size-asian="10pt" style:font-size-complex="10pt"/>
    </style:style>
    <style:style style:name="ce66" style:family="table-cell" style:parent-style-name="Date" style:data-style-name="N38">
      <style:table-cell-properties fo:border-top="thin solid #FFF4A8" fo:border-bottom="thin solid #FFF4A8" fo:border-left="none" fo:border-right="none" style:vertical-align="middle" fo:background-color="#FFFAD2" style:repeat-content="false"/>
      <style:paragraph-properties fo:text-align="center"/>
      <style:text-properties fo:font-size="10pt" style:font-size-asian="10pt" style:font-size-complex="10pt"/>
    </style:style>
    <style:style style:name="ce67" style:family="table-cell" style:parent-style-name="Task" style:data-style-name="N0">
      <style:table-cell-properties fo:border="none" style:vertical-align="middle" style:repeat-content="false"/>
      <style:paragraph-properties fo:text-align="start" fo:margin-left="0.706cm"/>
      <style:text-properties fo:font-size="10pt" style:font-size-asian="10pt" style:font-size-complex="10pt"/>
    </style:style>
    <style:style style:name="ce68" style:family="table-cell" style:parent-style-name="Name" style:data-style-name="N0">
      <style:table-cell-properties fo:border="none" style:vertical-align="middle" style:repeat-content="false"/>
      <style:paragraph-properties fo:text-align="start" fo:margin-left="0cm"/>
      <style:text-properties fo:font-size="10pt" style:font-size-asian="10pt" style:font-size-complex="10pt"/>
    </style:style>
    <style:style style:name="ce69" style:family="table-cell" style:parent-style-name="Per_32_cent" style:data-style-name="N13">
      <style:table-cell-properties style:vertical-align="middle" style:repeat-content="false"/>
      <style:paragraph-properties fo:text-align="center"/>
      <style:text-properties fo:font-size="10pt" style:font-size-asian="10pt" style:font-size-complex="10pt"/>
    </style:style>
    <style:style style:name="ce70" style:family="table-cell" style:parent-style-name="Date" style:data-style-name="N38">
      <style:table-cell-properties fo:border="none" style:vertical-align="middle" style:repeat-content="false"/>
      <style:paragraph-properties fo:text-align="center"/>
      <style:text-properties fo:font-size="10pt" style:font-size-asian="10pt" style:font-size-complex="10pt"/>
    </style:style>
    <style:style style:name="ce71" style:family="table-cell" style:parent-style-name="Default" style:data-style-name="N0">
      <style:table-cell-properties style:vertical-align="middle" fo:background-color="#F2F2F2" style:repeat-content="false"/>
      <style:paragraph-properties fo:text-align="start" fo:margin-left="0.353cm"/>
      <style:text-properties fo:font-size="10pt" style:font-size-asian="10pt" style:font-size-complex="10pt" fo:font-style="italic" style:font-style-asian="italic" style:font-style-complex="italic"/>
    </style:style>
    <style:style style:name="ce72" style:family="table-cell" style:parent-style-name="Default" style:data-style-name="N0">
      <style:table-cell-properties style:vertical-align="middle" fo:background-color="#F2F2F2"/>
      <style:text-properties fo:font-size="10pt" style:font-size-asian="10pt" style:font-size-complex="10pt" fo:font-style="italic" style:font-style-asian="italic" style:font-style-complex="italic"/>
    </style:style>
    <style:style style:name="ce73" style:family="table-cell" style:parent-style-name="Per_32_cent" style:data-style-name="N13">
      <style:table-cell-properties style:vertical-align="middle" fo:background-color="#F2F2F2" style:repeat-content="false"/>
      <style:paragraph-properties fo:text-align="center"/>
      <style:text-properties fo:font-size="10pt" style:font-size-asian="10pt" style:font-size-complex="10pt"/>
    </style:style>
    <style:style style:name="ce74" style:family="table-cell" style:parent-style-name="Default" style:data-style-name="N38">
      <style:table-cell-properties style:vertical-align="middle" fo:background-color="#F2F2F2" style:repeat-content="false"/>
      <style:paragraph-properties fo:text-align="start" fo:margin-left="0cm"/>
      <style:text-properties fo:color="#808080" fo:font-size="10pt" style:font-size-asian="10pt" style:font-size-complex="10pt"/>
    </style:style>
    <style:style style:name="ce75" style:family="table-cell" style:parent-style-name="Default" style:data-style-name="N38">
      <style:table-cell-properties style:vertical-align="middle" fo:background-color="#F2F2F2" style:repeat-content="false"/>
      <style:paragraph-properties fo:text-align="center"/>
      <style:text-properties fo:font-size="10pt" style:font-size-asian="10pt" style:font-size-complex="10pt"/>
    </style:style>
    <style:style style:name="ce76" style:family="table-cell" style:parent-style-name="Default" style:data-style-name="N0">
      <style:table-cell-properties fo:border-top="2pt solid #D9D9D9" fo:border-bottom="2pt solid #D9D9D9" fo:border-left="none" fo:border-right="none" style:vertical-align="middle" fo:background-color="#F2F2F2" style:repeat-content="false"/>
      <style:paragraph-properties fo:text-align="center"/>
    </style:style>
    <style:style style:name="ce77" style:family="table-cell" style:parent-style-name="Default" style:data-style-name="N0">
      <style:table-cell-properties style:vertical-align="middle" fo:background-color="#F2F2F2"/>
    </style:style>
    <style:style style:name="ce78" style:family="table-cell" style:parent-style-name="Default" style:data-style-name="N0">
      <style:table-cell-properties style:vertical-align="middle" style:repeat-content="false"/>
      <style:paragraph-properties fo:text-align="end" fo:margin-right="0cm"/>
    </style:style>
    <style:style style:name="ce79" style:family="table-cell" style:parent-style-name="Default" style:data-style-name="N0">
      <style:text-properties fo:color="#808080" fo:font-weight="bold" style:font-weight-asian="bold" style:font-weight-complex="bold"/>
    </style:style>
    <style:style style:name="ce80" style:family="table-cell" style:parent-style-name="Default" style:data-style-name="N0">
      <style:table-cell-properties style:vertical-align="automatic" style:repeat-content="false"/>
      <style:paragraph-properties fo:text-align="center"/>
      <style:text-properties fo:color="#FFFFFF"/>
    </style:style>
    <style:style style:name="ce81" style:family="table-cell" style:parent-style-name="Hyperlink" style:data-style-name="N0">
      <style:table-cell-properties style:vertical-align="automatic"/>
      <style:text-properties fo:color="#808080" fo:font-size="10pt" style:font-size-asian="10pt" style:font-size-complex="10pt" style:text-underline-style="none" style:text-underline-type="none"/>
    </style:style>
    <style:style style:name="ce82" style:family="table-cell" style:parent-style-name="Heading_32_3" style:data-style-name="N0">
      <style:table-cell-properties style:vertical-align="automatic" style:repeat-content="false"/>
      <style:paragraph-properties fo:text-align="start" fo:margin-left="0cm"/>
      <style:text-properties fo:color="#1363DF" fo:font-size="16pt" style:font-size-asian="16pt" style:font-size-complex="16pt" fo:font-weight="bold" style:font-weight-asian="bold" style:font-weight-complex="bold"/>
    </style:style>
    <style:style style:name="ce83" style:family="table-cell" style:parent-style-name="Default" style:data-style-name="N0">
      <style:table-cell-properties style:vertical-align="automatic" style:repeat-content="false"/>
      <style:paragraph-properties fo:text-align="start" fo:margin-left="0cm"/>
      <style:text-properties fo:color="#1363DF" style:font-name="Arial Black" style:font-name-asian="Arial Black" style:font-name-complex="Arial Black" fo:font-size="16pt" style:font-size-asian="16pt" style:font-size-complex="16pt" fo:font-weight="bold" style:font-weight-asian="bold" style:font-weight-complex="bold"/>
    </style:style>
    <style:style style:name="ce84" style:family="table-cell" style:parent-style-name="Heading_32_3" style:data-style-name="N0">
      <style:table-cell-properties fo:border-top="none" fo:border-bottom="thin solid #808080" fo:border-left="none" fo:border-right="none" style:vertical-align="automatic" fo:background-color="transparent" style:repeat-content="false"/>
      <style:paragraph-properties fo:text-align="start" fo:margin-left="0cm"/>
      <style:text-properties fo:color="#1363DF" fo:font-size="16pt" style:font-size-asian="16pt" style:font-size-complex="16pt" fo:font-weight="bold" style:font-weight-asian="bold" style:font-weight-complex="bold"/>
    </style:style>
    <style:style style:name="ce85" style:family="table-cell" style:parent-style-name="Project_32_Start" style:data-style-name="N39">
      <style:table-cell-properties fo:border-top="none" fo:border-bottom="thin solid #808080" fo:border-left="none" fo:border-right="none" style:vertical-align="automatic" fo:background-color="transparent" style:repeat-content="false"/>
      <style:paragraph-properties fo:text-align="start" fo:margin-left="0cm"/>
      <style:text-properties fo:color="#1363DF" style:font-name="Arial Black" style:font-name-asian="Arial Black" style:font-name-complex="Arial Black" fo:font-size="16pt" style:font-size-asian="16pt" style:font-size-complex="16pt" fo:font-weight="bold" style:font-weight-asian="bold" style:font-weight-complex="bold"/>
    </style:style>
    <style:style style:name="ce86" style:family="table-cell" style:parent-style-name="Default" style:data-style-name="N36">
      <style:table-cell-properties fo:border-top="thin solid #808080" fo:border-bottom="thin solid #808080" fo:border-left="none" fo:border-right="thin solid #808080" style:vertical-align="middle" fo:wrap-option="wrap" fo:background-color="#F2F2F2" style:repeat-content="false"/>
      <style:paragraph-properties fo:text-align="center"/>
      <style:text-properties fo:font-size="10pt" style:font-size-asian="10pt" style:font-size-complex="10pt"/>
    </style:style>
    <style:style style:name="ce87" style:family="table-cell" style:parent-style-name="Default" style:data-style-name="N36">
      <style:table-cell-properties fo:border="thin solid #808080" style:vertical-align="middle" fo:wrap-option="wrap" fo:background-color="#F2F2F2" style:repeat-content="false"/>
      <style:paragraph-properties fo:text-align="center"/>
      <style:text-properties fo:font-size="10pt" style:font-size-asian="10pt" style:font-size-complex="10pt"/>
    </style:style>
    <style:style style:name="ce88" style:family="table-cell" style:parent-style-name="Default" style:data-style-name="N36">
      <style:table-cell-properties fo:border-top="thin solid #808080" fo:border-bottom="thin solid #808080" fo:border-left="thin solid #808080" fo:border-right="none" style:vertical-align="middle" fo:wrap-option="wrap" fo:background-color="#F2F2F2" style:repeat-content="false"/>
      <style:paragraph-properties fo:text-align="center"/>
      <style:text-properties fo:font-size="10pt" style:font-size-asian="10pt" style:font-size-complex="10pt"/>
    </style:style>
    <style:style style:name="ce89" style:family="table-cell" style:parent-style-name="Default" style:data-style-name="N0">
      <style:table-cell-properties fo:background-color="transparent"/>
    </style:style>
    <style:style style:name="ce90" style:family="table-cell" style:parent-style-name="Default" style:data-style-name="N0">
      <style:table-cell-properties fo:border-top="thin solid #808080" fo:border-bottom="thin solid #808080" fo:border-left="none" fo:border-right="none" style:vertical-align="middle" fo:background-color="#F2F2F2" style:repeat-content="false"/>
      <style:paragraph-properties fo:text-align="start" fo:margin-left="0.353cm"/>
      <style:text-properties fo:font-size="10pt" style:font-size-asian="10pt" style:font-size-complex="10pt" fo:font-weight="bold" style:font-weight-asian="bold" style:font-weight-complex="bold"/>
    </style:style>
    <style:style style:name="ce91" style:family="table-cell" style:parent-style-name="Default" style:data-style-name="N0">
      <style:table-cell-properties fo:border-top="thin solid #808080" fo:border-bottom="thin solid #808080" fo:border-left="none" fo:border-right="none" style:vertical-align="middle" fo:background-color="#F2F2F2"/>
      <style:text-properties fo:font-size="10pt" style:font-size-asian="10pt" style:font-size-complex="10pt" fo:font-weight="bold" style:font-weight-asian="bold" style:font-weight-complex="bold"/>
    </style:style>
    <style:style style:name="ce92" style:family="table-cell" style:parent-style-name="Default" style:data-style-name="N0">
      <style:table-cell-properties fo:border-top="thin solid #808080" fo:border-bottom="thin solid #808080" fo:border-left="none" fo:border-right="none" style:vertical-align="middle" fo:background-color="#F2F2F2" style:repeat-content="false"/>
      <style:paragraph-properties fo:text-align="center"/>
      <style:text-properties fo:font-size="10pt" style:font-size-asian="10pt" style:font-size-complex="10pt" fo:font-weight="bold" style:font-weight-asian="bold" style:font-weight-complex="bold"/>
    </style:style>
    <style:style style:name="ce93" style:family="table-cell" style:parent-style-name="Default" style:data-style-name="N0">
      <style:table-cell-properties style:vertical-align="top"/>
      <style:text-properties fo:font-size="10pt" style:font-size-asian="10pt" style:font-size-complex="10pt"/>
    </style:style>
    <style:style style:name="ce94" style:family="table-cell" style:parent-style-name="Default" style:data-style-name="N0">
      <style:table-cell-properties style:vertical-align="middle" style:repeat-content="false"/>
      <style:paragraph-properties fo:text-align="start" fo:margin-left="0.353cm"/>
      <style:text-properties fo:color="#595959" fo:font-size="12pt" style:font-size-asian="12pt" style:font-size-complex="12pt" fo:font-weight="bold" style:font-weight-asian="bold" style:font-weight-complex="bold"/>
    </style:style>
    <style:style style:name="ce95" style:family="table-cell" style:parent-style-name="Default" style:data-style-name="N0">
      <style:table-cell-properties style:vertical-align="middle" style:repeat-content="false"/>
      <style:paragraph-properties fo:text-align="start" fo:margin-left="0cm"/>
      <style:text-properties fo:color="#595959" fo:font-size="12pt" style:font-size-asian="12pt" style:font-size-complex="12pt" fo:font-weight="bold" style:font-weight-asian="bold" style:font-weight-complex="bold"/>
    </style:style>
    <style:style style:name="ce96"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fo:font-weight="bold" style:font-weight-asian="bold" style:font-weight-complex="bold"/>
    </style:style>
    <style:style style:name="ce97" style:family="table-cell" style:parent-style-name="Default" style:data-style-name="N0">
      <style:table-cell-properties style:vertical-align="top" style:repeat-content="false"/>
      <style:paragraph-properties fo:text-align="start" fo:margin-left="0.353cm"/>
    </style:style>
    <style:style style:name="ce98" style:family="table-cell" style:parent-style-name="Default" style:data-style-name="N0">
      <style:table-cell-properties style:vertical-align="top"/>
      <style:text-properties fo:color="#808080"/>
    </style:style>
    <style:style style:name="ce99" style:family="table-cell" style:parent-style-name="Default" style:data-style-name="N0">
      <style:table-cell-properties style:vertical-align="top" style:repeat-content="false"/>
      <style:paragraph-properties fo:text-align="start" fo:margin-left="0cm"/>
      <style:text-properties fo:font-size="10pt" style:font-size-asian="10pt" style:font-size-complex="10pt"/>
    </style:style>
    <style:style style:name="ce100" style:family="table-cell" style:parent-style-name="Default" style:data-style-name="N0">
      <style:table-cell-properties style:vertical-align="middle" style:repeat-content="false"/>
      <style:paragraph-properties fo:text-align="start" fo:margin-left="0.353cm"/>
      <style:text-properties fo:color="#1363DF" fo:font-size="16pt" style:font-size-asian="16pt" style:font-size-complex="16pt" fo:font-weight="bold" style:font-weight-asian="bold" style:font-weight-complex="bold"/>
    </style:style>
    <style:style style:name="ce101" style:family="table-cell" style:parent-style-name="Default" style:data-style-name="N0">
      <style:text-properties style:font-name="Arial Black" style:font-name-asian="Arial Black" style:font-name-complex="Arial Black" fo:font-size="20pt" style:font-size-asian="20pt" style:font-size-complex="20pt"/>
    </style:style>
    <style:style style:name="ce102" style:family="table-cell" style:parent-style-name="Default" style:data-style-name="N0">
      <style:table-cell-properties style:vertical-align="top" fo:wrap-option="wrap" style:repeat-content="false"/>
      <style:paragraph-properties fo:text-align="start" fo:margin-left="0.353cm"/>
      <style:text-properties fo:color="#1D2129"/>
    </style:style>
    <style:style style:name="ce103" style:family="table-cell" style:parent-style-name="Default" style:data-style-name="N0">
      <style:table-cell-properties style:vertical-align="top" fo:wrap-option="wrap" style:repeat-content="false"/>
      <style:paragraph-properties fo:text-align="start" fo:margin-left="0.353cm"/>
    </style:style>
    <style:style style:name="ce104" style:family="table-cell" style:parent-style-name="Hyperlink" style:data-style-name="N0">
      <style:table-cell-properties style:vertical-align="top" style:repeat-content="false"/>
      <style:paragraph-properties fo:text-align="start" fo:margin-left="0.353cm"/>
      <style:text-properties fo:color="#0000FF" style:text-underline-style="solid" style:text-underline-type="single"/>
    </style:style>
    <style:style style:name="ce105" style:family="table-cell" style:parent-style-name="Default" style:data-style-name="N0">
      <style:table-cell-properties style:vertical-align="top" style:repeat-content="false"/>
      <style:paragraph-properties fo:text-align="start" fo:margin-left="0.353cm"/>
      <style:text-properties fo:font-size="10pt" style:font-size-asian="10pt" style:font-size-complex="10pt"/>
    </style:style>
    <style:style style:name="co1" style:family="table-column">
      <style:table-column-properties fo:break-before="auto" style:column-width="0.568854166666667cm"/>
    </style:style>
    <style:style style:name="co2" style:family="table-column">
      <style:table-column-properties fo:break-before="auto" style:column-width="14.5123958333333cm"/>
    </style:style>
    <style:style style:name="co3" style:family="table-column">
      <style:table-column-properties fo:break-before="auto" style:column-width="11.1654166666667cm"/>
    </style:style>
    <style:style style:name="co4" style:family="table-column">
      <style:table-column-properties fo:break-before="auto" style:column-width="2.2621875cm"/>
    </style:style>
    <style:style style:name="co5" style:family="table-column">
      <style:table-column-properties fo:break-before="auto" style:column-width="1.27cm"/>
    </style:style>
    <style:style style:name="co6" style:family="table-column">
      <style:table-column-properties fo:break-before="auto" style:column-width="1.83885416666667cm"/>
    </style:style>
    <style:style style:name="co7" style:family="table-column">
      <style:table-column-properties fo:break-before="auto" style:column-width="18.415cm"/>
    </style:style>
    <style:style style:name="co8" style:family="table-column">
      <style:table-column-properties fo:break-before="auto" style:column-width="1.905cm"/>
    </style:style>
    <style:style style:name="ro1" style:family="table-row">
      <style:table-row-properties style:row-height="90pt" style:use-optimal-row-height="false" fo:break-before="auto"/>
    </style:style>
    <style:style style:name="ro2" style:family="table-row">
      <style:table-row-properties style:row-height="30pt" style:use-optimal-row-height="false" fo:break-before="auto"/>
    </style:style>
    <style:style style:name="ro3" style:family="table-row">
      <style:table-row-properties style:row-height="15pt" style:use-optimal-row-height="false" fo:break-before="auto"/>
    </style:style>
    <style:style style:name="ro4" style:family="table-row">
      <style:table-row-properties style:row-height="46.5pt" style:use-optimal-row-height="false" fo:break-before="auto"/>
    </style:style>
    <style:style style:name="ro5" style:family="table-row">
      <style:table-row-properties style:row-height="15pt" style:use-optimal-row-height="true" fo:break-before="auto"/>
    </style:style>
    <style:style style:name="ro6" style:family="table-row">
      <style:table-row-properties style:row-height="27pt" style:use-optimal-row-height="false" fo:break-before="auto"/>
    </style:style>
    <style:style style:name="ro7" style:family="table-row">
      <style:table-row-properties style:row-height="30pt" style:use-optimal-row-height="true" fo:break-before="auto"/>
    </style:style>
    <style:style style:name="ro8" style:family="table-row">
      <style:table-row-properties style:row-height="74.25pt" style:use-optimal-row-height="false" fo:break-before="auto"/>
    </style:style>
    <style:style style:name="ro9" style:family="table-row">
      <style:table-row-properties style:row-height="26.25pt" style:use-optimal-row-height="false" fo:break-before="auto"/>
    </style:style>
    <style:style style:name="ro10" style:family="table-row">
      <style:table-row-properties style:row-height="205.05pt" style:use-optimal-row-height="false" fo:break-before="auto"/>
    </style:style>
    <style:style style:name="ro11" style:family="table-row">
      <style:table-row-properties style:row-height="40.5pt" style:use-optimal-row-height="true" fo:break-before="auto"/>
    </style:style>
    <style:style style:name="ro12" style:family="table-row">
      <style:table-row-properties style:row-height="28.05pt" style:use-optimal-row-height="false" fo:break-before="auto"/>
    </style:style>
    <style:style style:name="ro13" style:family="table-row">
      <style:table-row-properties style:row-height="27pt" style:use-optimal-row-height="true" fo:break-before="auto"/>
    </style:style>
    <style:style style:name="ro14" style:family="table-row">
      <style:table-row-properties style:row-height="75pt" style:use-optimal-row-height="false" fo:break-before="auto"/>
    </style:style>
    <style:style style:name="ro15" style:family="table-row">
      <style:table-row-properties style:row-height="67.5pt" style:use-optimal-row-height="true" fo:break-before="auto"/>
    </style:style>
    <style:style style:name="ro16" style:family="table-row">
      <style:table-row-properties style:row-height="12.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06" style:family="table-cell" style:parent-style-name="Default" style:data-style-name="N36">
      <style:table-cell-properties fo:border-top="thin solid #808080" fo:border-bottom="thin solid #808080" fo:border-left="none" fo:border-right="thin solid #808080" style:vertical-align="middle" fo:wrap-option="wrap" fo:background-color="#F2F2F2" style:repeat-content="false"/>
      <style:paragraph-properties fo:text-align="center"/>
      <style:text-properties fo:font-size="10pt" style:font-size-asian="10pt" style:font-size-complex="10pt"/>
      <style:map style:condition="of:is-true-formula(AND(TODAY()&gt;=[.I$5]; TODAY()&lt;[.J$5]))" style:apply-style-name="cf27" style:base-cell-address="Project_schedule.I4"/>
    </style:style>
    <style:style style:name="ce107" style:family="table-cell" style:parent-style-name="Default" style:data-style-name="N37">
      <style:table-cell-properties fo:border-top="thin solid #808080" fo:border-bottom="thin solid #808080" fo:border-left="none" fo:border-right="none" style:vertical-align="middle" fo:background-color="#D9D9D9"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27" style:base-cell-address="Project_schedule.I4"/>
    </style:style>
    <style:style style:name="ce108" style:family="table-cell" style:parent-style-name="Default" style:data-style-name="N0">
      <style:table-cell-properties fo:border-top="thin solid #808080" fo:border-bottom="none" fo:border-left="none" fo:border-right="thin solid #808080"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27" style:base-cell-address="Project_schedule.I4"/>
    </style:style>
    <style:style style:name="ce109" style:family="table-cell" style:parent-style-name="Default" style:data-style-name="N0">
      <style:table-cell-properties fo:border-top="none" fo:border-bottom="none" fo:border-left="thin solid #D9D9D9" fo:border-right="thin solid #D9D9D9" style:vertical-align="middle"/>
      <style:map style:condition="of:is-true-formula(AND(TODAY()&gt;=[.I$5]; TODAY()&lt;[.J$5]))" style:apply-style-name="cf27" style:base-cell-address="Project_schedule.I4"/>
    </style:style>
    <style:style style:name="ce110" style:family="table-cell" style:parent-style-name="Default" style:data-style-name="N0">
      <style:table-cell-properties fo:border-top="thin solid #F2F2F2" fo:border-bottom="none" fo:border-left="none" fo:border-right="none" style:vertical-align="middle"/>
      <style:map style:condition="of:is-true-formula(AND(TODAY()&gt;=[.I$5]; TODAY()&lt;[.J$5]))" style:apply-style-name="cf27" style:base-cell-address="Project_schedule.I4"/>
    </style:style>
    <style:style style:name="ce111" style:family="table-cell" style:parent-style-name="Default" style:data-style-name="N0">
      <style:table-cell-properties fo:border="thin solid #F2F2F2" style:vertical-align="middle"/>
      <style:map style:condition="of:is-true-formula(AND(TODAY()&gt;=[.I$5]; TODAY()&lt;[.J$5]))" style:apply-style-name="cf27" style:base-cell-address="Project_schedule.I4"/>
      <style:map style:condition="of:is-true-formula(AND($$task_start&lt;=[.I$5];ROUNDDOWN(($$task_end-$$task_start+1)*$$task_progress;0)+$$task_start-1&gt;=[.I$5]))" style:apply-style-name="cf24" style:base-cell-address="Project_schedule.I9"/>
      <style:map style:condition="of:is-true-formula(AND($$task_end&gt;=[.I$5];$$task_start&lt;[.J$5]))" style:apply-style-name="cf3" style:base-cell-address="Project_schedule.I9"/>
    </style:style>
    <style:style style:name="ce112" style:family="table-cell" style:parent-style-name="Default" style:data-style-name="N0">
      <style:table-cell-properties fo:border-top="thin solid #F2F2F2" fo:border-bottom="thin solid #F2F2F2" fo:border-left="none" fo:border-right="none" style:vertical-align="middle"/>
      <style:map style:condition="of:is-true-formula(AND(TODAY()&gt;=[.I$5]; TODAY()&lt;[.J$5]))" style:apply-style-name="cf27" style:base-cell-address="Project_schedule.I4"/>
    </style:style>
    <style:style style:name="ce113" style:family="table-cell" style:parent-style-name="Default" style:data-style-name="N0">
      <style:table-cell-properties style:vertical-align="middle"/>
      <style:map style:condition="of:is-true-formula(AND(TODAY()&gt;=[.I$5]; TODAY()&lt;[.J$5]))" style:apply-style-name="cf27" style:base-cell-address="Project_schedule.I4"/>
    </style:style>
    <style:style style:name="ce114" style:family="table-cell" style:parent-style-name="Default" style:data-style-name="N0">
      <style:table-cell-properties fo:border="thin solid #F2F2F2" style:vertical-align="middle"/>
      <style:map style:condition="of:is-true-formula(AND(TODAY()&gt;=[.I$5]; TODAY()&lt;[.J$5]))" style:apply-style-name="cf27" style:base-cell-address="Project_schedule.I4"/>
      <style:map style:condition="of:is-true-formula(AND($$task_start&lt;=[.I$5];ROUNDDOWN(($$task_end-$$task_start+1)*$$task_progress;0)+$$task_start-1&gt;=[.I$5]))" style:apply-style-name="cf25" style:base-cell-address="Project_schedule.I23"/>
      <style:map style:condition="of:is-true-formula(AND($$task_end&gt;=[.I$5];$$task_start&lt;[.J$5]))" style:apply-style-name="cf7" style:base-cell-address="Project_schedule.I23"/>
    </style:style>
    <style:style style:name="ce115" style:family="table-cell" style:parent-style-name="Default" style:data-style-name="N0">
      <style:table-cell-properties fo:border="thin solid #F2F2F2" style:vertical-align="middle"/>
      <style:map style:condition="of:is-true-formula(AND(TODAY()&gt;=[.I$5]; TODAY()&lt;[.J$5]))" style:apply-style-name="cf27" style:base-cell-address="Project_schedule.I4"/>
      <style:map style:condition="of:is-true-formula(AND($$task_start&lt;=[.I$5];ROUNDDOWN(($$task_end-$$task_start+1)*$$task_progress;0)+$$task_start-1&gt;=[.I$5]))" style:apply-style-name="cf4" style:base-cell-address="Project_schedule.I16"/>
      <style:map style:condition="of:is-true-formula(AND($$task_end&gt;=[.I$5];$$task_start&lt;[.J$5]))" style:apply-style-name="cf5" style:base-cell-address="Project_schedule.I16"/>
    </style:style>
    <style:style style:name="ce116" style:family="table-cell" style:parent-style-name="Default" style:data-style-name="N0">
      <style:table-cell-properties fo:border-top="none" fo:border-bottom="thin solid #F2F2F2" fo:border-left="none" fo:border-right="none" style:vertical-align="middle"/>
      <style:map style:condition="of:is-true-formula(AND(TODAY()&gt;=[.I$5]; TODAY()&lt;[.J$5]))" style:apply-style-name="cf27" style:base-cell-address="Project_schedule.I4"/>
    </style:style>
    <style:style style:name="ce117" style:family="table-cell" style:parent-style-name="Default" style:data-style-name="N0">
      <style:table-cell-properties fo:border="thin solid #F2F2F2" style:vertical-align="middle"/>
      <style:map style:condition="of:is-true-formula(AND(TODAY()&gt;=[.I$5]; TODAY()&lt;[.J$5]))" style:apply-style-name="cf27" style:base-cell-address="Project_schedule.I4"/>
      <style:map style:condition="of:is-true-formula(AND($$task_start&lt;=[.I$5];ROUNDDOWN(($$task_end-$$task_start+1)*$$task_progress;0)+$$task_start-1&gt;=[.I$5]))" style:apply-style-name="cf26" style:base-cell-address="Project_schedule.I29"/>
      <style:map style:condition="of:is-true-formula(AND($$task_end&gt;=[.I$5];$$task_start&lt;[.J$5]))" style:apply-style-name="cf23" style:base-cell-address="Project_schedule.I29"/>
    </style:style>
    <style:style style:name="ce118" style:family="table-cell" style:parent-style-name="Default" style:data-style-name="N0">
      <style:table-cell-properties fo:border="thin solid #F2F2F2" style:vertical-align="middle" style:repeat-content="false"/>
      <style:paragraph-properties fo:text-align="end" fo:margin-right="0cm"/>
      <style:map style:condition="of:is-true-formula(AND(TODAY()&gt;=[.I$5]; TODAY()&lt;[.J$5]))" style:apply-style-name="cf27" style:base-cell-address="Project_schedule.I4"/>
      <style:map style:condition="of:is-true-formula(AND($$task_start&lt;=[.I$5];ROUNDDOWN(($$task_end-$$task_start+1)*$$task_progress;0)+$$task_start-1&gt;=[.I$5]))" style:apply-style-name="cf4" style:base-cell-address="Project_schedule.I16"/>
      <style:map style:condition="of:is-true-formula(AND($$task_end&gt;=[.I$5];$$task_start&lt;[.J$5]))" style:apply-style-name="cf5" style:base-cell-address="Project_schedule.I16"/>
    </style:style>
    <style:style style:name="ce119" style:family="table-cell" style:parent-style-name="Default" style:data-style-name="N0">
      <style:table-cell-properties fo:border="thin solid #F2F2F2" style:vertical-align="middle" style:repeat-content="false"/>
      <style:paragraph-properties fo:text-align="end" fo:margin-right="0cm"/>
      <style:map style:condition="of:is-true-formula(AND(TODAY()&gt;=[.I$5]; TODAY()&lt;[.J$5]))" style:apply-style-name="cf27" style:base-cell-address="Project_schedule.I4"/>
      <style:map style:condition="of:is-true-formula(AND($$task_start&lt;=[.I$5];ROUNDDOWN(($$task_end-$$task_start+1)*$$task_progress;0)+$$task_start-1&gt;=[.I$5]))" style:apply-style-name="cf24" style:base-cell-address="Project_schedule.I9"/>
      <style:map style:condition="of:is-true-formula(AND($$task_end&gt;=[.I$5];$$task_start&lt;[.J$5]))" style:apply-style-name="cf3" style:base-cell-address="Project_schedule.I9"/>
    </style:style>
    <style:style style:name="ce120" style:family="table-cell" style:parent-style-name="Default" style:data-style-name="N36">
      <style:table-cell-properties fo:border="thin solid #808080" style:vertical-align="middle" fo:wrap-option="wrap" fo:background-color="#F2F2F2" style:repeat-content="false"/>
      <style:paragraph-properties fo:text-align="center"/>
      <style:text-properties fo:font-size="10pt" style:font-size-asian="10pt" style:font-size-complex="10pt"/>
      <style:map style:condition="of:is-true-formula(AND(TODAY()&gt;=[.I$5]; TODAY()&lt;[.J$5]))" style:apply-style-name="cf27" style:base-cell-address="Project_schedule.I4"/>
    </style:style>
    <style:style style:name="ce121" style:family="table-cell" style:parent-style-name="Default" style:data-style-name="N37">
      <style:table-cell-properties fo:border-top="thin solid #808080" fo:border-bottom="thin solid #808080" fo:border-left="none" fo:border-right="thin solid #808080" style:vertical-align="middle" fo:background-color="#D9D9D9"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27" style:base-cell-address="Project_schedule.I4"/>
    </style:style>
    <style:style style:name="ce122" style:family="table-cell" style:parent-style-name="Default" style:data-style-name="N37">
      <style:table-cell-properties fo:border-top="thin solid #808080" fo:border-bottom="thin solid #808080" fo:border-left="thin solid #808080" fo:border-right="none" style:vertical-align="middle" fo:background-color="#D9D9D9"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27" style:base-cell-address="Project_schedule.I4"/>
    </style:style>
    <style:style style:name="ce123" style:family="table-cell" style:parent-style-name="Default" style:data-style-name="N0">
      <style:table-cell-properties fo:border-top="thin solid #808080" fo:border-bottom="none" fo:border-left="thin solid #808080" fo:border-right="thin solid #808080"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27" style:base-cell-address="Project_schedule.I4"/>
    </style:style>
    <style:style style:name="ce124" style:family="table-cell" style:parent-style-name="Default" style:data-style-name="N0">
      <style:table-cell-properties fo:border-top="thin solid #808080" fo:border-bottom="none" fo:border-left="thin solid #808080" fo:border-right="none" style:vertical-align="middle" fo:background-color="#F2F2F2" style:shrink-to-fit="true" style:repeat-content="false"/>
      <style:paragraph-properties fo:text-align="center"/>
      <style:text-properties fo:font-size="8pt" style:font-size-asian="8pt" style:font-size-complex="8pt" fo:font-weight="bold" style:font-weight-asian="bold" style:font-weight-complex="bold"/>
      <style:map style:condition="of:is-true-formula(AND(TODAY()&gt;=[.I$5]; TODAY()&lt;[.J$5]))" style:apply-style-name="cf27" style:base-cell-address="Project_schedule.I4"/>
    </style:style>
    <style:style style:name="ce125" style:family="table-cell" style:parent-style-name="Default" style:data-style-name="N36">
      <style:table-cell-properties fo:border-top="thin solid #808080" fo:border-bottom="thin solid #808080" fo:border-left="thin solid #808080" fo:border-right="none" style:vertical-align="middle" fo:wrap-option="wrap" fo:background-color="#F2F2F2" style:repeat-content="false"/>
      <style:paragraph-properties fo:text-align="center"/>
      <style:text-properties fo:font-size="10pt" style:font-size-asian="10pt" style:font-size-complex="10pt"/>
      <style:map style:condition="of:is-true-formula(AND(TODAY()&gt;=[.I$5]; TODAY()&lt;[.J$5]))" style:apply-style-name="cf27" style:base-cell-address="Project_schedule.I4"/>
    </style:style>
    <style:style style:family="graphic" style:name="a0" style:parent-style-name="Graphics">
      <style:graphic-properties draw:fill="none" draw:stroke="non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whole-number() and cell-content()&gt;=1">
          <table:help-message table:title="Display Week" table:display="true">
            <text:p>Changing this number will scroll the Gantt Chart view.</text:p>
          </table:help-message>
          <table:error-message/>
        </table:content-validation>
        <table:content-validation table:name="val2">
          <table:help-message table:display="true">
            <text:p>Create a Project Schedule in this worksheet.</text:p>
            <text:p>Enter title of this project in cell B1.<text:s/></text:p>
            <text:p>Information on how to use this worksheet, including instructions for screen readers and the author of this workbook, is in the About worksheet.</text:p>
            <text:p/>
          </table:help-message>
          <table:error-message table:display="true"/>
        </table:content-validation>
        <table:content-validation table:name="val3">
          <table:help-message table:display="true">
            <text:p>Enter Company name in cel B2.</text:p>
          </table:help-message>
          <table:error-message table:display="true"/>
        </table:content-validation>
        <table:content-validation table:name="val4">
          <table:help-message table:display="true">
            <text:p>Enter the name of the Project Lead in cell C3. Enter the Project Start date in cell Q1. Project Start: label is in cell I1.</text:p>
          </table:help-message>
          <table:error-message table:display="true"/>
        </table:content-validation>
        <table:content-validation table:name="val5">
          <table:help-message table:display="true">
            <text:p>The Display week in cell Q2 is the starting week to display in the project schedule in cell I4. The project start date is Week 1. To change the display week, enter a new week number in cell Q2.</text:p>
            <text:p/>
            <text:p>Start date for each week is auto calculated starting in I4.</text:p>
          </table:help-message>
          <table:error-message table:display="true"/>
        </table:content-validation>
        <table:content-validation table:name="val6">
          <table:help-message table:display="true">
            <text:p>Cells I5 through BL5 contain the day number for the week represented in the cell block above each date and are auto calculated.</text:p>
            <text:p/>
            <text:p>Today's date is outlined from today's date in row 5 through the entire date column to the end of the project schedule.</text:p>
          </table:help-message>
          <table:error-message table:display="true"/>
        </table:content-validation>
        <table:content-validation table:name="val7">
          <table:help-message table:display="true">
            <text:p>Cell B8 contains the Phase 1 sample title. Enter a new title in cell B8.</text:p>
            <text:p>To delete the phase and work only from tasks, simply delete this row.</text:p>
          </table:help-message>
          <table:error-message table:display="true"/>
        </table:content-validation>
        <table:content-validation table:name="val8">
          <table:help-message table:display="true">
            <text:p>B9 contains the task name. <text:s/>C9 is the assignee. <text:s/>D9 is a progress bar that shades based on the number entered into the cell.<text:s text:c="2"/></text:p>
            <text:p/>
            <text:p>E9 contains the start date and F9 contains the end date.</text:p>
            <text:p/>
            <text:p>The Gantt chart will fill in starting in cell I9 based on task dates.</text:p>
          </table:help-message>
          <table:error-message table:display="true"/>
        </table:content-validation>
        <table:content-validation table:name="val9">
          <table:help-message table:display="true">
            <text:p>Rows 10 through 13 repeat the pattern from row 9.<text:s/></text:p>
            <text:p/>
            <text:p>Repeat the instructions from cell A9 for all task rows in this worksheet.<text:s/></text:p>
            <text:p/>
            <text:p>Continue entering tasks in cells A10 through A13 or go to cell A14 to learn more.</text:p>
          </table:help-message>
          <table:error-message table:display="true"/>
        </table:content-validation>
        <table:content-validation table:name="val10">
          <table:help-message table:display="true">
            <text:p>Cell B14 contains the Phase 2 sample title. Enter a new title in cell B14.</text:p>
            <text:p>To delete the phase and work only from tasks, simply delete this row. To remove the phase, simply delete the row. Add tasks to previous phase by entering a new row above this one.</text:p>
            <text:p/>
          </table:help-message>
          <table:error-message table:display="true"/>
        </table:content-validation>
        <table:content-validation table:name="val11">
          <table:help-message table:display="true">
            <text:p>Phase 3's sample block starts in cell B20.</text:p>
          </table:help-message>
          <table:error-message table:display="true"/>
        </table:content-validation>
        <table:content-validation table:name="val12">
          <table:help-message table:display="true">
            <text:p>Phase 4's sample block starts in cell B26.</text:p>
          </table:help-message>
          <table:error-message table:display="true"/>
        </table:content-validation>
        <table:content-validation table:name="val13">
          <table:help-message table:display="true">
            <text:p>This row marks the end of the Project Schedule. DO NOT enter anything in this row.<text:s/></text:p>
            <text:p>Insert new rows ABOVE this one to continue building out your Project Schedule.</text:p>
          </table:help-message>
          <table:error-message table:display="true"/>
        </table:content-validation>
      </table:content-validations>
      <table:table table:name="Project_schedule" table:style-name="ta1">
        <table:table-column table:style-name="co1" table:default-cell-style-name="ce9"/>
        <table:table-column table:style-name="co2" table:default-cell-style-name="ce1"/>
        <table:table-column table:style-name="co3" table:default-cell-style-name="ce1"/>
        <table:table-column table:style-name="co4" table:default-cell-style-name="ce1"/>
        <table:table-column table:style-name="co4" table:default-cell-style-name="ce10"/>
        <table:table-column table:style-name="co4" table:default-cell-style-name="ce1"/>
        <table:table-column table:style-name="co1" table:default-cell-style-name="ce1"/>
        <table:table-column table:style-name="co5" table:default-cell-style-name="ce1" table:visibility="collapse"/>
        <table:table-column table:style-name="co1" table:number-columns-repeated="57" table:default-cell-style-name="ce1"/>
        <table:table-column table:style-name="co6" table:number-columns-repeated="16319" table:default-cell-style-name="ce1"/>
        <table:table-row table:style-name="ro1">
          <table:table-cell table:content-validation-name="val2" table:style-name="ce2"/>
          <table:table-cell office:value-type="string" table:style-name="ce3">
            <text:p>Security Monitoring with Graylog SIEM for Catnip Games International</text:p>
          </table:table-cell>
          <table:table-cell table:style-name="ce4"/>
          <table:table-cell table:style-name="ce5"/>
          <table:table-cell table:style-name="ce6"/>
          <table:table-cell table:style-name="ce7"/>
          <table:table-cell table:style-name="ce1"/>
          <table:table-cell table:style-name="ce5"/>
          <table:table-cell table:number-columns-repeated="7" table:style-name="ce1"/>
          <table:table-cell table:style-name="ce8"/>
          <table:table-cell table:number-columns-repeated="16368" table:style-name="ce1"/>
        </table:table-row>
        <table:table-row table:style-name="ro2">
          <table:table-cell table:content-validation-name="val3" table:style-name="ce9"/>
          <table:table-cell table:number-columns-repeated="3" table:style-name="ce1"/>
          <table:table-cell table:style-name="ce10"/>
          <table:table-cell table:number-columns-repeated="3" table:style-name="ce1"/>
          <table:table-cell office:value-type="string" table:number-columns-spanned="7" table:number-rows-spanned="1" table:style-name="ce82">
            <text:p>Display week:</text:p>
          </table:table-cell>
          <table:covered-table-cell table:number-columns-repeated="6"/>
          <table:table-cell table:style-name="ce8"/>
          <table:table-cell office:value-type="float" office:value="1" table:number-columns-spanned="10" table:number-rows-spanned="1" table:content-validation-name="val1" table:style-name="ce83">
            <text:p>1</text:p>
          </table:table-cell>
          <table:covered-table-cell table:number-columns-repeated="9"/>
          <table:table-cell table:number-columns-repeated="16358" table:style-name="ce1"/>
        </table:table-row>
        <table:table-row table:style-name="ro2">
          <table:table-cell table:content-validation-name="val4" table:style-name="ce9"/>
          <table:table-cell office:value-type="string" table:style-name="ce11">
            <text:p>Project lead-Athena Parsa, Kanyin Sola, Niloofar Thaha, Mathew <text:s/>Faller</text:p>
          </table:table-cell>
          <table:table-cell table:style-name="ce1"/>
          <table:table-cell table:style-name="ce12"/>
          <table:table-cell table:style-name="ce10"/>
          <table:table-cell table:number-columns-repeated="3" table:style-name="ce1"/>
          <table:table-cell office:value-type="string" table:number-columns-spanned="7" table:number-rows-spanned="1" table:style-name="ce84">
            <text:p>Project start:</text:p>
          </table:table-cell>
          <table:covered-table-cell table:number-columns-repeated="6"/>
          <table:table-cell table:number-columns-repeated="2" table:style-name="ce1"/>
          <table:table-cell office:value-type="date" office:date-value="2025-03-29T00:00:00" table:formula="of:=TODAY()" table:number-columns-spanned="10" table:number-rows-spanned="1" table:style-name="ce85">
            <text:p>Sat, 3/29/2025</text:p>
          </table:table-cell>
          <table:covered-table-cell table:number-columns-repeated="9"/>
          <table:table-cell table:number-columns-repeated="16357" table:style-name="ce1"/>
        </table:table-row>
        <table:table-row table:style-name="ro2">
          <table:table-cell table:content-validation-name="val5" table:style-name="ce2"/>
          <table:table-cell table:style-name="ce13"/>
          <table:table-cell table:number-columns-repeated="2" table:style-name="ce1"/>
          <table:table-cell table:style-name="ce14"/>
          <table:table-cell table:number-columns-repeated="3" table:style-name="ce1"/>
          <table:table-cell office:value-type="date" office:date-value="2025-03-24T00:00:00" table:formula="of:=[.I5]" table:number-columns-spanned="7" table:number-rows-spanned="1" table:style-name="ce106">
            <text:p>Mar 24, 2025</text:p>
          </table:table-cell>
          <table:covered-table-cell table:number-columns-repeated="6"/>
          <table:table-cell office:value-type="date" office:date-value="2025-03-31T00:00:00" table:formula="of:=[.P5]" table:number-columns-spanned="7" table:number-rows-spanned="1" table:style-name="ce120">
            <text:p>Mar 31, 2025</text:p>
          </table:table-cell>
          <table:covered-table-cell table:number-columns-repeated="6"/>
          <table:table-cell office:value-type="date" office:date-value="2025-04-07T00:00:00" table:formula="of:=[.W5]" table:number-columns-spanned="7" table:number-rows-spanned="1" table:style-name="ce120">
            <text:p>Apr 7, 2025</text:p>
          </table:table-cell>
          <table:covered-table-cell table:number-columns-repeated="6"/>
          <table:table-cell office:value-type="date" office:date-value="2025-04-14T00:00:00" table:formula="of:=[.AD5]" table:number-columns-spanned="7" table:number-rows-spanned="1" table:style-name="ce120">
            <text:p>Apr 14, 2025</text:p>
          </table:table-cell>
          <table:covered-table-cell table:number-columns-repeated="6"/>
          <table:table-cell office:value-type="date" office:date-value="2025-04-21T00:00:00" table:formula="of:=[.AK5]" table:number-columns-spanned="7" table:number-rows-spanned="1" table:style-name="ce120">
            <text:p>Apr 21, 2025</text:p>
          </table:table-cell>
          <table:covered-table-cell table:number-columns-repeated="6"/>
          <table:table-cell office:value-type="date" office:date-value="2025-04-28T00:00:00" table:formula="of:=[.AR5]" table:number-columns-spanned="7" table:number-rows-spanned="1" table:style-name="ce120">
            <text:p>Apr 28, 2025</text:p>
          </table:table-cell>
          <table:covered-table-cell table:number-columns-repeated="6"/>
          <table:table-cell office:value-type="date" office:date-value="2025-05-05T00:00:00" table:formula="of:=[.AY5]" table:number-columns-spanned="7" table:number-rows-spanned="1" table:style-name="ce120">
            <text:p>May 5, 2025</text:p>
          </table:table-cell>
          <table:covered-table-cell table:number-columns-repeated="6"/>
          <table:table-cell office:value-type="date" office:date-value="2025-05-12T00:00:00" table:formula="of:=[.BF5]" table:number-columns-spanned="7" table:number-rows-spanned="1" table:style-name="ce125">
            <text:p>May 12, 2025</text:p>
          </table:table-cell>
          <table:covered-table-cell table:number-columns-repeated="6"/>
          <table:table-cell table:number-columns-repeated="16320"/>
        </table:table-row>
        <table:table-row table:style-name="ro3">
          <table:table-cell table:number-columns-spanned="1" table:number-rows-spanned="2" table:content-validation-name="val6" table:style-name="ce89"/>
          <table:table-cell office:value-type="string" table:number-columns-spanned="1" table:number-rows-spanned="2" table:style-name="ce90">
            <text:p>TASK</text:p>
          </table:table-cell>
          <table:table-cell office:value-type="string" table:number-columns-spanned="1" table:number-rows-spanned="2" table:style-name="ce91">
            <text:p>ASSIGNED TO</text:p>
          </table:table-cell>
          <table:table-cell office:value-type="string" table:number-columns-spanned="1" table:number-rows-spanned="2" table:style-name="ce92">
            <text:p>PROGRESS</text:p>
          </table:table-cell>
          <table:table-cell office:value-type="string" table:number-columns-spanned="1" table:number-rows-spanned="2" table:style-name="ce92">
            <text:p>START</text:p>
          </table:table-cell>
          <table:table-cell office:value-type="string" table:number-columns-spanned="1" table:number-rows-spanned="2" table:style-name="ce92">
            <text:p>END</text:p>
          </table:table-cell>
          <table:table-cell table:number-columns-repeated="2" table:style-name="ce1"/>
          <table:table-cell office:value-type="date" office:date-value="2025-03-24T00:00:00" table:formula="of:=$$Project_Start-WEEKDAY($$Project_Start;1)+2+7*($$Display_Week-1)" table:style-name="ce107">
            <text:p>24</text:p>
          </table:table-cell>
          <table:table-cell office:value-type="date" office:date-value="2025-03-25T00:00:00" table:formula="of:=[.I5]+1" table:style-name="ce107">
            <text:p>25</text:p>
          </table:table-cell>
          <table:table-cell office:value-type="date" office:date-value="2025-03-26T00:00:00" table:formula="of:=[.J5]+1" table:style-name="ce107">
            <text:p>26</text:p>
          </table:table-cell>
          <table:table-cell office:value-type="date" office:date-value="2025-03-27T00:00:00" table:formula="of:=[.K5]+1" table:style-name="ce107">
            <text:p>27</text:p>
          </table:table-cell>
          <table:table-cell office:value-type="date" office:date-value="2025-03-28T00:00:00" table:formula="of:=[.L5]+1" table:style-name="ce107">
            <text:p>28</text:p>
          </table:table-cell>
          <table:table-cell office:value-type="date" office:date-value="2025-03-29T00:00:00" table:formula="of:=[.M5]+1" table:style-name="ce107">
            <text:p>29</text:p>
          </table:table-cell>
          <table:table-cell office:value-type="date" office:date-value="2025-03-30T00:00:00" table:formula="of:=[.N5]+1" table:style-name="ce121">
            <text:p>30</text:p>
          </table:table-cell>
          <table:table-cell office:value-type="date" office:date-value="2025-03-31T00:00:00" table:formula="of:=[.O5]+1" table:style-name="ce122">
            <text:p>31</text:p>
          </table:table-cell>
          <table:table-cell office:value-type="date" office:date-value="2025-04-01T00:00:00" table:formula="of:=[.P5]+1" table:style-name="ce107">
            <text:p>1</text:p>
          </table:table-cell>
          <table:table-cell office:value-type="date" office:date-value="2025-04-02T00:00:00" table:formula="of:=[.Q5]+1" table:style-name="ce107">
            <text:p>2</text:p>
          </table:table-cell>
          <table:table-cell office:value-type="date" office:date-value="2025-04-03T00:00:00" table:formula="of:=[.R5]+1" table:style-name="ce107">
            <text:p>3</text:p>
          </table:table-cell>
          <table:table-cell office:value-type="date" office:date-value="2025-04-04T00:00:00" table:formula="of:=[.S5]+1" table:style-name="ce107">
            <text:p>4</text:p>
          </table:table-cell>
          <table:table-cell office:value-type="date" office:date-value="2025-04-05T00:00:00" table:formula="of:=[.T5]+1" table:style-name="ce107">
            <text:p>5</text:p>
          </table:table-cell>
          <table:table-cell office:value-type="date" office:date-value="2025-04-06T00:00:00" table:formula="of:=[.U5]+1" table:style-name="ce121">
            <text:p>6</text:p>
          </table:table-cell>
          <table:table-cell office:value-type="date" office:date-value="2025-04-07T00:00:00" table:formula="of:=[.V5]+1" table:style-name="ce122">
            <text:p>7</text:p>
          </table:table-cell>
          <table:table-cell office:value-type="date" office:date-value="2025-04-08T00:00:00" table:formula="of:=[.W5]+1" table:style-name="ce107">
            <text:p>8</text:p>
          </table:table-cell>
          <table:table-cell office:value-type="date" office:date-value="2025-04-09T00:00:00" table:formula="of:=[.X5]+1" table:style-name="ce107">
            <text:p>9</text:p>
          </table:table-cell>
          <table:table-cell office:value-type="date" office:date-value="2025-04-10T00:00:00" table:formula="of:=[.Y5]+1" table:style-name="ce107">
            <text:p>10</text:p>
          </table:table-cell>
          <table:table-cell office:value-type="date" office:date-value="2025-04-11T00:00:00" table:formula="of:=[.Z5]+1" table:style-name="ce107">
            <text:p>11</text:p>
          </table:table-cell>
          <table:table-cell office:value-type="date" office:date-value="2025-04-12T00:00:00" table:formula="of:=[.AA5]+1" table:style-name="ce107">
            <text:p>12</text:p>
          </table:table-cell>
          <table:table-cell office:value-type="date" office:date-value="2025-04-13T00:00:00" table:formula="of:=[.AB5]+1" table:style-name="ce121">
            <text:p>13</text:p>
          </table:table-cell>
          <table:table-cell office:value-type="date" office:date-value="2025-04-14T00:00:00" table:formula="of:=[.AC5]+1" table:style-name="ce122">
            <text:p>14</text:p>
          </table:table-cell>
          <table:table-cell office:value-type="date" office:date-value="2025-04-15T00:00:00" table:formula="of:=[.AD5]+1" table:style-name="ce107">
            <text:p>15</text:p>
          </table:table-cell>
          <table:table-cell office:value-type="date" office:date-value="2025-04-16T00:00:00" table:formula="of:=[.AE5]+1" table:style-name="ce107">
            <text:p>16</text:p>
          </table:table-cell>
          <table:table-cell office:value-type="date" office:date-value="2025-04-17T00:00:00" table:formula="of:=[.AF5]+1" table:style-name="ce107">
            <text:p>17</text:p>
          </table:table-cell>
          <table:table-cell office:value-type="date" office:date-value="2025-04-18T00:00:00" table:formula="of:=[.AG5]+1" table:style-name="ce107">
            <text:p>18</text:p>
          </table:table-cell>
          <table:table-cell office:value-type="date" office:date-value="2025-04-19T00:00:00" table:formula="of:=[.AH5]+1" table:style-name="ce107">
            <text:p>19</text:p>
          </table:table-cell>
          <table:table-cell office:value-type="date" office:date-value="2025-04-20T00:00:00" table:formula="of:=[.AI5]+1" table:style-name="ce121">
            <text:p>20</text:p>
          </table:table-cell>
          <table:table-cell office:value-type="date" office:date-value="2025-04-21T00:00:00" table:formula="of:=[.AJ5]+1" table:style-name="ce122">
            <text:p>21</text:p>
          </table:table-cell>
          <table:table-cell office:value-type="date" office:date-value="2025-04-22T00:00:00" table:formula="of:=[.AK5]+1" table:style-name="ce107">
            <text:p>22</text:p>
          </table:table-cell>
          <table:table-cell office:value-type="date" office:date-value="2025-04-23T00:00:00" table:formula="of:=[.AL5]+1" table:style-name="ce107">
            <text:p>23</text:p>
          </table:table-cell>
          <table:table-cell office:value-type="date" office:date-value="2025-04-24T00:00:00" table:formula="of:=[.AM5]+1" table:style-name="ce107">
            <text:p>24</text:p>
          </table:table-cell>
          <table:table-cell office:value-type="date" office:date-value="2025-04-25T00:00:00" table:formula="of:=[.AN5]+1" table:style-name="ce107">
            <text:p>25</text:p>
          </table:table-cell>
          <table:table-cell office:value-type="date" office:date-value="2025-04-26T00:00:00" table:formula="of:=[.AO5]+1" table:style-name="ce107">
            <text:p>26</text:p>
          </table:table-cell>
          <table:table-cell office:value-type="date" office:date-value="2025-04-27T00:00:00" table:formula="of:=[.AP5]+1" table:style-name="ce121">
            <text:p>27</text:p>
          </table:table-cell>
          <table:table-cell office:value-type="date" office:date-value="2025-04-28T00:00:00" table:formula="of:=[.AQ5]+1" table:style-name="ce122">
            <text:p>28</text:p>
          </table:table-cell>
          <table:table-cell office:value-type="date" office:date-value="2025-04-29T00:00:00" table:formula="of:=[.AR5]+1" table:style-name="ce107">
            <text:p>29</text:p>
          </table:table-cell>
          <table:table-cell office:value-type="date" office:date-value="2025-04-30T00:00:00" table:formula="of:=[.AS5]+1" table:style-name="ce107">
            <text:p>30</text:p>
          </table:table-cell>
          <table:table-cell office:value-type="date" office:date-value="2025-05-01T00:00:00" table:formula="of:=[.AT5]+1" table:style-name="ce107">
            <text:p>1</text:p>
          </table:table-cell>
          <table:table-cell office:value-type="date" office:date-value="2025-05-02T00:00:00" table:formula="of:=[.AU5]+1" table:style-name="ce107">
            <text:p>2</text:p>
          </table:table-cell>
          <table:table-cell office:value-type="date" office:date-value="2025-05-03T00:00:00" table:formula="of:=[.AV5]+1" table:style-name="ce107">
            <text:p>3</text:p>
          </table:table-cell>
          <table:table-cell office:value-type="date" office:date-value="2025-05-04T00:00:00" table:formula="of:=[.AW5]+1" table:style-name="ce121">
            <text:p>4</text:p>
          </table:table-cell>
          <table:table-cell office:value-type="date" office:date-value="2025-05-05T00:00:00" table:formula="of:=[.AX5]+1" table:style-name="ce122">
            <text:p>5</text:p>
          </table:table-cell>
          <table:table-cell office:value-type="date" office:date-value="2025-05-06T00:00:00" table:formula="of:=[.AY5]+1" table:style-name="ce107">
            <text:p>6</text:p>
          </table:table-cell>
          <table:table-cell office:value-type="date" office:date-value="2025-05-07T00:00:00" table:formula="of:=[.AZ5]+1" table:style-name="ce107">
            <text:p>7</text:p>
          </table:table-cell>
          <table:table-cell office:value-type="date" office:date-value="2025-05-08T00:00:00" table:formula="of:=[.BA5]+1" table:style-name="ce107">
            <text:p>8</text:p>
          </table:table-cell>
          <table:table-cell office:value-type="date" office:date-value="2025-05-09T00:00:00" table:formula="of:=[.BB5]+1" table:style-name="ce107">
            <text:p>9</text:p>
          </table:table-cell>
          <table:table-cell office:value-type="date" office:date-value="2025-05-10T00:00:00" table:formula="of:=[.BC5]+1" table:style-name="ce107">
            <text:p>10</text:p>
          </table:table-cell>
          <table:table-cell office:value-type="date" office:date-value="2025-05-11T00:00:00" table:formula="of:=[.BD5]+1" table:style-name="ce121">
            <text:p>11</text:p>
          </table:table-cell>
          <table:table-cell office:value-type="date" office:date-value="2025-05-12T00:00:00" table:formula="of:=[.BE5]+1" table:style-name="ce122">
            <text:p>12</text:p>
          </table:table-cell>
          <table:table-cell office:value-type="date" office:date-value="2025-05-13T00:00:00" table:formula="of:=[.BF5]+1" table:style-name="ce107">
            <text:p>13</text:p>
          </table:table-cell>
          <table:table-cell office:value-type="date" office:date-value="2025-05-14T00:00:00" table:formula="of:=[.BG5]+1" table:style-name="ce107">
            <text:p>14</text:p>
          </table:table-cell>
          <table:table-cell office:value-type="date" office:date-value="2025-05-15T00:00:00" table:formula="of:=[.BH5]+1" table:style-name="ce107">
            <text:p>15</text:p>
          </table:table-cell>
          <table:table-cell office:value-type="date" office:date-value="2025-05-16T00:00:00" table:formula="of:=[.BI5]+1" table:style-name="ce107">
            <text:p>16</text:p>
          </table:table-cell>
          <table:table-cell office:value-type="date" office:date-value="2025-05-17T00:00:00" table:formula="of:=[.BJ5]+1" table:style-name="ce107">
            <text:p>17</text:p>
          </table:table-cell>
          <table:table-cell office:value-type="date" office:date-value="2025-05-18T00:00:00" table:formula="of:=[.BK5]+1" table:style-name="ce107">
            <text:p>18</text:p>
          </table:table-cell>
          <table:table-cell table:number-columns-repeated="16320"/>
        </table:table-row>
        <table:table-row table:style-name="ro3">
          <table:covered-table-cell/>
          <table:covered-table-cell/>
          <table:covered-table-cell/>
          <table:covered-table-cell/>
          <table:covered-table-cell/>
          <table:covered-table-cell/>
          <table:table-cell table:number-columns-repeated="2" table:style-name="ce1"/>
          <table:table-cell office:value-type="string" office:string-value="M" table:formula="of:=LEFT(TEXT([.I5];&quot;ddd&quot;);1)" table:style-name="ce108">
            <text:p>M</text:p>
          </table:table-cell>
          <table:table-cell office:value-type="string" office:string-value="T" table:formula="of:=LEFT(TEXT([.J5];&quot;ddd&quot;);1)" table:style-name="ce123">
            <text:p>T</text:p>
          </table:table-cell>
          <table:table-cell office:value-type="string" office:string-value="W" table:formula="of:=LEFT(TEXT([.K5];&quot;ddd&quot;);1)" table:style-name="ce123">
            <text:p>W</text:p>
          </table:table-cell>
          <table:table-cell office:value-type="string" office:string-value="T" table:formula="of:=LEFT(TEXT([.L5];&quot;ddd&quot;);1)" table:style-name="ce123">
            <text:p>T</text:p>
          </table:table-cell>
          <table:table-cell office:value-type="string" office:string-value="F" table:formula="of:=LEFT(TEXT([.M5];&quot;ddd&quot;);1)" table:style-name="ce123">
            <text:p>F</text:p>
          </table:table-cell>
          <table:table-cell office:value-type="string" office:string-value="S" table:formula="of:=LEFT(TEXT([.N5];&quot;ddd&quot;);1)" table:style-name="ce123">
            <text:p>S</text:p>
          </table:table-cell>
          <table:table-cell office:value-type="string" office:string-value="S" table:formula="of:=LEFT(TEXT([.O5];&quot;ddd&quot;);1)" table:style-name="ce123">
            <text:p>S</text:p>
          </table:table-cell>
          <table:table-cell office:value-type="string" office:string-value="M" table:formula="of:=LEFT(TEXT([.P5];&quot;ddd&quot;);1)" table:style-name="ce123">
            <text:p>M</text:p>
          </table:table-cell>
          <table:table-cell office:value-type="string" office:string-value="T" table:formula="of:=LEFT(TEXT([.Q5];&quot;ddd&quot;);1)" table:style-name="ce123">
            <text:p>T</text:p>
          </table:table-cell>
          <table:table-cell office:value-type="string" office:string-value="W" table:formula="of:=LEFT(TEXT([.R5];&quot;ddd&quot;);1)" table:style-name="ce123">
            <text:p>W</text:p>
          </table:table-cell>
          <table:table-cell office:value-type="string" office:string-value="T" table:formula="of:=LEFT(TEXT([.S5];&quot;ddd&quot;);1)" table:style-name="ce123">
            <text:p>T</text:p>
          </table:table-cell>
          <table:table-cell office:value-type="string" office:string-value="F" table:formula="of:=LEFT(TEXT([.T5];&quot;ddd&quot;);1)" table:style-name="ce123">
            <text:p>F</text:p>
          </table:table-cell>
          <table:table-cell office:value-type="string" office:string-value="S" table:formula="of:=LEFT(TEXT([.U5];&quot;ddd&quot;);1)" table:style-name="ce123">
            <text:p>S</text:p>
          </table:table-cell>
          <table:table-cell office:value-type="string" office:string-value="S" table:formula="of:=LEFT(TEXT([.V5];&quot;ddd&quot;);1)" table:style-name="ce123">
            <text:p>S</text:p>
          </table:table-cell>
          <table:table-cell office:value-type="string" office:string-value="M" table:formula="of:=LEFT(TEXT([.W5];&quot;ddd&quot;);1)" table:style-name="ce123">
            <text:p>M</text:p>
          </table:table-cell>
          <table:table-cell office:value-type="string" office:string-value="T" table:formula="of:=LEFT(TEXT([.X5];&quot;ddd&quot;);1)" table:style-name="ce123">
            <text:p>T</text:p>
          </table:table-cell>
          <table:table-cell office:value-type="string" office:string-value="W" table:formula="of:=LEFT(TEXT([.Y5];&quot;ddd&quot;);1)" table:style-name="ce123">
            <text:p>W</text:p>
          </table:table-cell>
          <table:table-cell office:value-type="string" office:string-value="T" table:formula="of:=LEFT(TEXT([.Z5];&quot;ddd&quot;);1)" table:style-name="ce123">
            <text:p>T</text:p>
          </table:table-cell>
          <table:table-cell office:value-type="string" office:string-value="F" table:formula="of:=LEFT(TEXT([.AA5];&quot;ddd&quot;);1)" table:style-name="ce123">
            <text:p>F</text:p>
          </table:table-cell>
          <table:table-cell office:value-type="string" office:string-value="S" table:formula="of:=LEFT(TEXT([.AB5];&quot;ddd&quot;);1)" table:style-name="ce123">
            <text:p>S</text:p>
          </table:table-cell>
          <table:table-cell office:value-type="string" office:string-value="S" table:formula="of:=LEFT(TEXT([.AC5];&quot;ddd&quot;);1)" table:style-name="ce123">
            <text:p>S</text:p>
          </table:table-cell>
          <table:table-cell office:value-type="string" office:string-value="M" table:formula="of:=LEFT(TEXT([.AD5];&quot;ddd&quot;);1)" table:style-name="ce123">
            <text:p>M</text:p>
          </table:table-cell>
          <table:table-cell office:value-type="string" office:string-value="T" table:formula="of:=LEFT(TEXT([.AE5];&quot;ddd&quot;);1)" table:style-name="ce123">
            <text:p>T</text:p>
          </table:table-cell>
          <table:table-cell office:value-type="string" office:string-value="W" table:formula="of:=LEFT(TEXT([.AF5];&quot;ddd&quot;);1)" table:style-name="ce123">
            <text:p>W</text:p>
          </table:table-cell>
          <table:table-cell office:value-type="string" office:string-value="T" table:formula="of:=LEFT(TEXT([.AG5];&quot;ddd&quot;);1)" table:style-name="ce123">
            <text:p>T</text:p>
          </table:table-cell>
          <table:table-cell office:value-type="string" office:string-value="F" table:formula="of:=LEFT(TEXT([.AH5];&quot;ddd&quot;);1)" table:style-name="ce123">
            <text:p>F</text:p>
          </table:table-cell>
          <table:table-cell office:value-type="string" office:string-value="S" table:formula="of:=LEFT(TEXT([.AI5];&quot;ddd&quot;);1)" table:style-name="ce123">
            <text:p>S</text:p>
          </table:table-cell>
          <table:table-cell office:value-type="string" office:string-value="S" table:formula="of:=LEFT(TEXT([.AJ5];&quot;ddd&quot;);1)" table:style-name="ce123">
            <text:p>S</text:p>
          </table:table-cell>
          <table:table-cell office:value-type="string" office:string-value="M" table:formula="of:=LEFT(TEXT([.AK5];&quot;ddd&quot;);1)" table:style-name="ce123">
            <text:p>M</text:p>
          </table:table-cell>
          <table:table-cell office:value-type="string" office:string-value="T" table:formula="of:=LEFT(TEXT([.AL5];&quot;ddd&quot;);1)" table:style-name="ce123">
            <text:p>T</text:p>
          </table:table-cell>
          <table:table-cell office:value-type="string" office:string-value="W" table:formula="of:=LEFT(TEXT([.AM5];&quot;ddd&quot;);1)" table:style-name="ce123">
            <text:p>W</text:p>
          </table:table-cell>
          <table:table-cell office:value-type="string" office:string-value="T" table:formula="of:=LEFT(TEXT([.AN5];&quot;ddd&quot;);1)" table:style-name="ce123">
            <text:p>T</text:p>
          </table:table-cell>
          <table:table-cell office:value-type="string" office:string-value="F" table:formula="of:=LEFT(TEXT([.AO5];&quot;ddd&quot;);1)" table:style-name="ce123">
            <text:p>F</text:p>
          </table:table-cell>
          <table:table-cell office:value-type="string" office:string-value="S" table:formula="of:=LEFT(TEXT([.AP5];&quot;ddd&quot;);1)" table:style-name="ce123">
            <text:p>S</text:p>
          </table:table-cell>
          <table:table-cell office:value-type="string" office:string-value="S" table:formula="of:=LEFT(TEXT([.AQ5];&quot;ddd&quot;);1)" table:style-name="ce123">
            <text:p>S</text:p>
          </table:table-cell>
          <table:table-cell office:value-type="string" office:string-value="M" table:formula="of:=LEFT(TEXT([.AR5];&quot;ddd&quot;);1)" table:style-name="ce123">
            <text:p>M</text:p>
          </table:table-cell>
          <table:table-cell office:value-type="string" office:string-value="T" table:formula="of:=LEFT(TEXT([.AS5];&quot;ddd&quot;);1)" table:style-name="ce123">
            <text:p>T</text:p>
          </table:table-cell>
          <table:table-cell office:value-type="string" office:string-value="W" table:formula="of:=LEFT(TEXT([.AT5];&quot;ddd&quot;);1)" table:style-name="ce123">
            <text:p>W</text:p>
          </table:table-cell>
          <table:table-cell office:value-type="string" office:string-value="T" table:formula="of:=LEFT(TEXT([.AU5];&quot;ddd&quot;);1)" table:style-name="ce123">
            <text:p>T</text:p>
          </table:table-cell>
          <table:table-cell office:value-type="string" office:string-value="F" table:formula="of:=LEFT(TEXT([.AV5];&quot;ddd&quot;);1)" table:style-name="ce123">
            <text:p>F</text:p>
          </table:table-cell>
          <table:table-cell office:value-type="string" office:string-value="S" table:formula="of:=LEFT(TEXT([.AW5];&quot;ddd&quot;);1)" table:style-name="ce123">
            <text:p>S</text:p>
          </table:table-cell>
          <table:table-cell office:value-type="string" office:string-value="S" table:formula="of:=LEFT(TEXT([.AX5];&quot;ddd&quot;);1)" table:style-name="ce123">
            <text:p>S</text:p>
          </table:table-cell>
          <table:table-cell office:value-type="string" office:string-value="M" table:formula="of:=LEFT(TEXT([.AY5];&quot;ddd&quot;);1)" table:style-name="ce123">
            <text:p>M</text:p>
          </table:table-cell>
          <table:table-cell office:value-type="string" office:string-value="T" table:formula="of:=LEFT(TEXT([.AZ5];&quot;ddd&quot;);1)" table:style-name="ce123">
            <text:p>T</text:p>
          </table:table-cell>
          <table:table-cell office:value-type="string" office:string-value="W" table:formula="of:=LEFT(TEXT([.BA5];&quot;ddd&quot;);1)" table:style-name="ce123">
            <text:p>W</text:p>
          </table:table-cell>
          <table:table-cell office:value-type="string" office:string-value="T" table:formula="of:=LEFT(TEXT([.BB5];&quot;ddd&quot;);1)" table:style-name="ce123">
            <text:p>T</text:p>
          </table:table-cell>
          <table:table-cell office:value-type="string" office:string-value="F" table:formula="of:=LEFT(TEXT([.BC5];&quot;ddd&quot;);1)" table:style-name="ce123">
            <text:p>F</text:p>
          </table:table-cell>
          <table:table-cell office:value-type="string" office:string-value="S" table:formula="of:=LEFT(TEXT([.BD5];&quot;ddd&quot;);1)" table:style-name="ce123">
            <text:p>S</text:p>
          </table:table-cell>
          <table:table-cell office:value-type="string" office:string-value="S" table:formula="of:=LEFT(TEXT([.BE5];&quot;ddd&quot;);1)" table:style-name="ce123">
            <text:p>S</text:p>
          </table:table-cell>
          <table:table-cell office:value-type="string" office:string-value="M" table:formula="of:=LEFT(TEXT([.BF5];&quot;ddd&quot;);1)" table:style-name="ce123">
            <text:p>M</text:p>
          </table:table-cell>
          <table:table-cell office:value-type="string" office:string-value="T" table:formula="of:=LEFT(TEXT([.BG5];&quot;ddd&quot;);1)" table:style-name="ce123">
            <text:p>T</text:p>
          </table:table-cell>
          <table:table-cell office:value-type="string" office:string-value="W" table:formula="of:=LEFT(TEXT([.BH5];&quot;ddd&quot;);1)" table:style-name="ce123">
            <text:p>W</text:p>
          </table:table-cell>
          <table:table-cell office:value-type="string" office:string-value="T" table:formula="of:=LEFT(TEXT([.BI5];&quot;ddd&quot;);1)" table:style-name="ce123">
            <text:p>T</text:p>
          </table:table-cell>
          <table:table-cell office:value-type="string" office:string-value="F" table:formula="of:=LEFT(TEXT([.BJ5];&quot;ddd&quot;);1)" table:style-name="ce123">
            <text:p>F</text:p>
          </table:table-cell>
          <table:table-cell office:value-type="string" office:string-value="S" table:formula="of:=LEFT(TEXT([.BK5];&quot;ddd&quot;);1)" table:style-name="ce123">
            <text:p>S</text:p>
          </table:table-cell>
          <table:table-cell office:value-type="string" office:string-value="S" table:formula="of:=LEFT(TEXT([.BL5];&quot;ddd&quot;);1)" table:style-name="ce124">
            <text:p>S</text:p>
          </table:table-cell>
          <table:table-cell table:number-columns-repeated="16320"/>
        </table:table-row>
        <table:table-row table:style-name="ro2" table:visibility="collapse">
          <table:table-cell office:value-type="string" table:style-name="ce9">
            <text:p>Do not delete this row. This row is hidden to preserve a formula that is used to highlight the current day within the project schedule.<text:s/></text:p>
          </table:table-cell>
          <table:table-cell table:style-name="ce5"/>
          <table:table-cell table:style-name="ce21"/>
          <table:table-cell table:number-columns-repeated="3" table:style-name="ce5"/>
          <table:table-cell table:style-name="ce1"/>
          <table:table-cell office:value-type="string" office:string-value="" table:formula="of:=IF(OR(ISBLANK($$task_start);ISBLANK($$task_end));&quot;&quot;;$$task_end-$$task_start+1)" table:style-name="ce1"/>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style-name="ce109"/>
          <table:table-cell table:number-columns-repeated="16320"/>
        </table:table-row>
        <table:table-row table:style-name="ro2">
          <table:table-cell table:content-validation-name="val7" table:style-name="ce2"/>
          <table:table-cell office:value-type="string" table:style-name="ce23">
            <text:p>Initiation</text:p>
          </table:table-cell>
          <table:table-cell table:style-name="ce24"/>
          <table:table-cell table:style-name="ce25"/>
          <table:table-cell table:number-columns-repeated="2" table:style-name="ce26"/>
          <table:table-cell table:style-name="ce27"/>
          <table:table-cell office:value-type="string" office:string-value="" table:formula="of:=IF(OR(ISBLANK($$task_start);ISBLANK($$task_end));&quot;&quot;;$$task_end-$$task_start+1)" table:style-name="ce28"/>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style-name="ce110"/>
          <table:table-cell table:number-columns-repeated="16320" table:style-name="ce30"/>
        </table:table-row>
        <table:table-row table:style-name="ro2">
          <table:table-cell table:content-validation-name="val8" table:style-name="ce2"/>
          <table:table-cell office:value-type="string" table:style-name="ce31">
            <text:p>Setup log collection from development environments and network devices</text:p>
          </table:table-cell>
          <table:table-cell office:value-type="string" table:style-name="ce32">
            <text:p>Mathew Faller</text:p>
          </table:table-cell>
          <table:table-cell office:value-type="percentage" office:value="1" table:style-name="ce33">
            <text:p>100%</text:p>
          </table:table-cell>
          <table:table-cell office:value-type="date" office:date-value="2025-03-29T00:00:00" table:formula="of:=$$Project_Start" table:style-name="ce34">
            <text:p>3/29/25</text:p>
          </table:table-cell>
          <table:table-cell office:value-type="date" office:date-value="2025-04-01T00:00:00" table:formula="of:=[.E9]+3" table:style-name="ce34">
            <text:p>4/1/25</text:p>
          </table:table-cell>
          <table:table-cell table:style-name="ce27"/>
          <table:table-cell office:value-type="float" office:value="4" table:formula="of:=IF(OR(ISBLANK($$task_start);ISBLANK($$task_end));&quot;&quot;;$$task_end-$$task_start+1)" table:style-name="ce28">
            <text:p>4</text:p>
          </table:table-cell>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number-columns-repeated="16320" table:style-name="ce30"/>
        </table:table-row>
        <table:table-row table:style-name="ro2">
          <table:table-cell table:content-validation-name="val8" table:style-name="ce2"/>
          <table:table-cell office:value-type="string" table:style-name="ce31">
            <text:p>Initial configuration of setup</text:p>
          </table:table-cell>
          <table:table-cell office:value-type="string" table:style-name="ce32">
            <text:p>Athena Parsa, Kanyin Sola, Niloofar Thaha, Mathew <text:s/>Faller</text:p>
          </table:table-cell>
          <table:table-cell office:value-type="percentage" office:value="1" table:style-name="ce33">
            <text:p>100%</text:p>
          </table:table-cell>
          <table:table-cell table:number-columns-repeated="2" table:style-name="ce34"/>
          <table:table-cell table:style-name="ce27"/>
          <table:table-cell table:style-name="ce28"/>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number-columns-repeated="16320" table:style-name="ce30"/>
        </table:table-row>
        <table:table-row table:style-name="ro2">
          <table:table-cell table:content-validation-name="val9" table:style-name="ce2"/>
          <table:table-cell office:value-type="string" table:style-name="ce36">
            <text:p>Configure log collection from game servers and authentication systems</text:p>
          </table:table-cell>
          <table:table-cell office:value-type="string" table:style-name="ce37">
            <text:p>Mathew Faller</text:p>
          </table:table-cell>
          <table:table-cell office:value-type="percentage" office:value="1" table:style-name="ce38">
            <text:p>100%</text:p>
          </table:table-cell>
          <table:table-cell office:value-type="date" office:date-value="2025-04-01T00:00:00" table:formula="of:=[.F9]" table:style-name="ce39">
            <text:p>4/1/25</text:p>
          </table:table-cell>
          <table:table-cell office:value-type="date" office:date-value="2025-04-03T00:00:00" table:formula="of:=[.E11]+2" table:style-name="ce39">
            <text:p>4/3/25</text:p>
          </table:table-cell>
          <table:table-cell table:style-name="ce27"/>
          <table:table-cell office:value-type="float" office:value="3" table:formula="of:=IF(OR(ISBLANK($$task_start);ISBLANK($$task_end));&quot;&quot;;$$task_end-$$task_start+1)" table:style-name="ce28">
            <text:p>3</text:p>
          </table:table-cell>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9"/>
          <table:table-cell table:style-name="ce119"/>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number-columns-repeated="16320" table:style-name="ce30"/>
        </table:table-row>
        <table:table-row table:style-name="ro2">
          <table:table-cell table:style-name="ce9"/>
          <table:table-cell office:value-type="string" table:style-name="ce36">
            <text:p>Configure data retention policies and storage optimisation</text:p>
          </table:table-cell>
          <table:table-cell office:value-type="string" table:style-name="ce37">
            <text:p>Kanyin Sola</text:p>
          </table:table-cell>
          <table:table-cell office:value-type="percentage" office:value="1" table:style-name="ce38">
            <text:p>100%</text:p>
          </table:table-cell>
          <table:table-cell office:value-type="date" office:date-value="2025-04-03T00:00:00" table:formula="of:=[.F11]" table:style-name="ce39">
            <text:p>4/3/25</text:p>
          </table:table-cell>
          <table:table-cell office:value-type="date" office:date-value="2025-04-07T00:00:00" table:formula="of:=[.E12]+4" table:style-name="ce39">
            <text:p>4/7/25</text:p>
          </table:table-cell>
          <table:table-cell table:style-name="ce27"/>
          <table:table-cell office:value-type="float" office:value="5" table:formula="of:=IF(OR(ISBLANK($$task_start);ISBLANK($$task_end));&quot;&quot;;$$task_end-$$task_start+1)" table:style-name="ce28">
            <text:p>5</text:p>
          </table:table-cell>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number-columns-repeated="16320" table:style-name="ce30"/>
        </table:table-row>
        <table:table-row table:style-name="ro2">
          <table:table-cell table:style-name="ce9"/>
          <table:table-cell office:value-type="string" table:style-name="ce36">
            <text:p>Performance testing and tuning of log ingestion pipeline</text:p>
          </table:table-cell>
          <table:table-cell office:value-type="string" table:style-name="ce37">
            <text:p>Mathew Faller</text:p>
          </table:table-cell>
          <table:table-cell office:value-type="percentage" office:value="1" table:style-name="ce38">
            <text:p>100%</text:p>
          </table:table-cell>
          <table:table-cell office:value-type="date" office:date-value="2025-04-07T00:00:00" table:formula="of:=[.F12]" table:style-name="ce39">
            <text:p>4/7/25</text:p>
          </table:table-cell>
          <table:table-cell office:value-type="date" office:date-value="2025-04-12T00:00:00" table:formula="of:=[.E13]+5" table:style-name="ce39">
            <text:p>4/12/25</text:p>
          </table:table-cell>
          <table:table-cell table:style-name="ce27"/>
          <table:table-cell office:value-type="float" office:value="6" table:formula="of:=IF(OR(ISBLANK($$task_start);ISBLANK($$task_end));&quot;&quot;;$$task_end-$$task_start+1)" table:style-name="ce28">
            <text:p>6</text:p>
          </table:table-cell>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9"/>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number-columns-repeated="16320" table:style-name="ce30"/>
        </table:table-row>
        <table:table-row table:style-name="ro2">
          <table:table-cell table:style-name="ce9"/>
          <table:table-cell office:value-type="string" table:style-name="ce36">
            <text:p>Implement log parsing and normalisation rules</text:p>
          </table:table-cell>
          <table:table-cell office:value-type="string" table:style-name="ce37">
            <text:p>Mathew Faller</text:p>
          </table:table-cell>
          <table:table-cell office:value-type="percentage" office:value="1" table:style-name="ce38">
            <text:p>100%</text:p>
          </table:table-cell>
          <table:table-cell office:value-type="date" office:date-value="2025-04-02T00:00:00" table:formula="of:=[.E11]+1" table:style-name="ce39">
            <text:p>4/2/25</text:p>
          </table:table-cell>
          <table:table-cell office:value-type="date" office:date-value="2025-04-04T00:00:00" table:formula="of:=[.E14]+2" table:style-name="ce39">
            <text:p>4/4/25</text:p>
          </table:table-cell>
          <table:table-cell table:style-name="ce27"/>
          <table:table-cell office:value-type="float" office:value="3" table:formula="of:=IF(OR(ISBLANK($$task_start);ISBLANK($$task_end));&quot;&quot;;$$task_end-$$task_start+1)" table:style-name="ce28">
            <text:p>3</text:p>
          </table:table-cell>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style-name="ce111"/>
          <table:table-cell table:number-columns-repeated="16320" table:style-name="ce30"/>
        </table:table-row>
        <table:table-row table:style-name="ro2">
          <table:table-cell table:content-validation-name="val10" table:style-name="ce2"/>
          <table:table-cell office:value-type="string" table:style-name="ce41">
            <text:p>Planning and design</text:p>
          </table:table-cell>
          <table:table-cell table:style-name="ce42"/>
          <table:table-cell table:style-name="ce43"/>
          <table:table-cell table:number-columns-repeated="2" table:style-name="ce44"/>
          <table:table-cell table:style-name="ce27"/>
          <table:table-cell office:value-type="string" office:string-value="" table:formula="of:=IF(OR(ISBLANK($$task_start);ISBLANK($$task_end));&quot;&quot;;$$task_end-$$task_start+1)" table:style-name="ce28"/>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style-name="ce113"/>
          <table:table-cell table:number-columns-repeated="16320" table:style-name="ce30"/>
        </table:table-row>
        <table:table-row table:style-name="ro2">
          <table:table-cell table:style-name="ce2"/>
          <table:table-cell office:value-type="string" table:style-name="ce45">
            <text:p>Design and create security overview dashboard for SOC team</text:p>
          </table:table-cell>
          <table:table-cell office:value-type="string" table:style-name="ce46">
            <text:p>Athena Parsa</text:p>
          </table:table-cell>
          <table:table-cell office:value-type="percentage" office:value="1" table:style-name="ce47">
            <text:p>100%</text:p>
          </table:table-cell>
          <table:table-cell office:value-type="date" office:date-value="2025-04-03T00:00:00" table:formula="of:=[.E14]+1" table:style-name="ce48">
            <text:p>4/3/25</text:p>
          </table:table-cell>
          <table:table-cell office:value-type="date" office:date-value="2025-04-07T00:00:00" table:formula="of:=[.E16]+4" table:style-name="ce48">
            <text:p>4/7/25</text:p>
          </table:table-cell>
          <table:table-cell table:style-name="ce27"/>
          <table:table-cell office:value-type="float" office:value="5" table:formula="of:=IF(OR(ISBLANK($$task_start);ISBLANK($$task_end));&quot;&quot;;$$task_end-$$task_start+1)" table:style-name="ce28">
            <text:p>5</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style-name="ce9"/>
          <table:table-cell office:value-type="string" table:style-name="ce45">
            <text:p>Develop player authentication monitoring dashboard</text:p>
          </table:table-cell>
          <table:table-cell office:value-type="string" table:style-name="ce46">
            <text:p>Athena Parsa</text:p>
          </table:table-cell>
          <table:table-cell office:value-type="percentage" office:value="1" table:style-name="ce47">
            <text:p>100%</text:p>
          </table:table-cell>
          <table:table-cell office:value-type="date" office:date-value="2025-04-05T00:00:00" table:formula="of:=[.E16]+2" table:style-name="ce48">
            <text:p>4/5/25</text:p>
          </table:table-cell>
          <table:table-cell office:value-type="date" office:date-value="2025-04-10T00:00:00" table:formula="of:=[.E17]+5" table:style-name="ce48">
            <text:p>4/10/25</text:p>
          </table:table-cell>
          <table:table-cell table:style-name="ce27"/>
          <table:table-cell office:value-type="float" office:value="6" table:formula="of:=IF(OR(ISBLANK($$task_start);ISBLANK($$task_end));&quot;&quot;;$$task_end-$$task_start+1)" table:style-name="ce28">
            <text:p>6</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8"/>
          <table:table-cell table:style-name="ce118"/>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style-name="ce9"/>
          <table:table-cell office:value-type="string" table:style-name="ce45">
            <text:p>Create DDoS detection and game server health dashboard</text:p>
          </table:table-cell>
          <table:table-cell office:value-type="string" table:style-name="ce46">
            <text:p>Mathew Faller</text:p>
          </table:table-cell>
          <table:table-cell office:value-type="percentage" office:value="1" table:style-name="ce47">
            <text:p>100%</text:p>
          </table:table-cell>
          <table:table-cell office:value-type="date" office:date-value="2025-04-10T00:00:00" table:formula="of:=[.F17]" table:style-name="ce48">
            <text:p>4/10/25</text:p>
          </table:table-cell>
          <table:table-cell office:value-type="date" office:date-value="2025-04-13T00:00:00" table:formula="of:=[.E18]+3" table:style-name="ce48">
            <text:p>4/13/25</text:p>
          </table:table-cell>
          <table:table-cell table:style-name="ce27"/>
          <table:table-cell office:value-type="float" office:value="4" table:formula="of:=IF(OR(ISBLANK($$task_start);ISBLANK($$task_end));&quot;&quot;;$$task_end-$$task_start+1)" table:style-name="ce28">
            <text:p>4</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style-name="ce9"/>
          <table:table-cell office:value-type="string" table:style-name="ce45">
            <text:p>Implement development environment security dashboard</text:p>
          </table:table-cell>
          <table:table-cell office:value-type="string" table:style-name="ce46">
            <text:p>Athena Parsa</text:p>
          </table:table-cell>
          <table:table-cell office:value-type="percentage" office:value="1" table:style-name="ce47">
            <text:p>100%</text:p>
          </table:table-cell>
          <table:table-cell office:value-type="date" office:date-value="2025-04-10T00:00:00" table:formula="of:=[.E18]" table:style-name="ce48">
            <text:p>4/10/25</text:p>
          </table:table-cell>
          <table:table-cell office:value-type="date" office:date-value="2025-04-12T00:00:00" table:formula="of:=[.E19]+2" table:style-name="ce48">
            <text:p>4/12/25</text:p>
          </table:table-cell>
          <table:table-cell table:style-name="ce27"/>
          <table:table-cell office:value-type="float" office:value="3" table:formula="of:=IF(OR(ISBLANK($$task_start);ISBLANK($$task_end));&quot;&quot;;$$task_end-$$task_start+1)" table:style-name="ce28">
            <text:p>3</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8"/>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style-name="ce9"/>
          <table:table-cell office:value-type="string" table:style-name="ce45">
            <text:p>Architecture design and capacity planning for Graylog SIEM infrastructure</text:p>
          </table:table-cell>
          <table:table-cell office:value-type="string" table:style-name="ce46">
            <text:p>Athena Parsa</text:p>
          </table:table-cell>
          <table:table-cell office:value-type="percentage" office:value="1" table:style-name="ce47">
            <text:p>100%</text:p>
          </table:table-cell>
          <table:table-cell table:number-columns-repeated="2" table:style-name="ce48"/>
          <table:table-cell table:style-name="ce27"/>
          <table:table-cell table:style-name="ce28"/>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8"/>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style-name="ce9"/>
          <table:table-cell office:value-type="string" table:style-name="ce45">
            <text:p>Setup network security monitoring dashboard with traffic analysis</text:p>
          </table:table-cell>
          <table:table-cell office:value-type="string" table:style-name="ce46">
            <text:p>Athena Parsa</text:p>
          </table:table-cell>
          <table:table-cell office:value-type="percentage" office:value="1" table:style-name="ce47">
            <text:p>100%</text:p>
          </table:table-cell>
          <table:table-cell office:value-type="date" office:date-value="2025-04-10T00:00:00" table:formula="of:=[.E19]" table:style-name="ce48">
            <text:p>4/10/25</text:p>
          </table:table-cell>
          <table:table-cell office:value-type="date" office:date-value="2025-04-13T00:00:00" table:formula="of:=[.E21]+3" table:style-name="ce48">
            <text:p>4/13/25</text:p>
          </table:table-cell>
          <table:table-cell table:style-name="ce27"/>
          <table:table-cell office:value-type="float" office:value="4" table:formula="of:=IF(OR(ISBLANK($$task_start);ISBLANK($$task_end));&quot;&quot;;$$task_end-$$task_start+1)" table:style-name="ce28">
            <text:p>4</text:p>
          </table:table-cell>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style-name="ce115"/>
          <table:table-cell table:number-columns-repeated="16320" table:style-name="ce30"/>
        </table:table-row>
        <table:table-row table:style-name="ro2">
          <table:table-cell table:content-validation-name="val11" table:style-name="ce9"/>
          <table:table-cell office:value-type="string" table:style-name="ce49">
            <text:p>Execution</text:p>
          </table:table-cell>
          <table:table-cell table:style-name="ce50"/>
          <table:table-cell table:style-name="ce51"/>
          <table:table-cell table:number-columns-repeated="2" table:style-name="ce52"/>
          <table:table-cell table:style-name="ce27"/>
          <table:table-cell office:value-type="string" office:string-value="" table:formula="of:=IF(OR(ISBLANK($$task_start);ISBLANK($$task_end));&quot;&quot;;$$task_end-$$task_start+1)" table:style-name="ce28"/>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style-name="ce116"/>
          <table:table-cell table:number-columns-repeated="16320" table:style-name="ce30"/>
        </table:table-row>
        <table:table-row table:style-name="ro2">
          <table:table-cell table:style-name="ce9"/>
          <table:table-cell office:value-type="string" table:style-name="ce54">
            <text:p>Develop correlation rules for unauthorised access detection</text:p>
          </table:table-cell>
          <table:table-cell office:value-type="string" table:style-name="ce55">
            <text:p>Athena Parsa</text:p>
          </table:table-cell>
          <table:table-cell office:value-type="percentage" office:value="1" table:style-name="ce56">
            <text:p>100%</text:p>
          </table:table-cell>
          <table:table-cell office:value-type="date" office:date-value="2025-04-13T00:00:00" table:formula="of:=[.E9]+15" table:style-name="ce57">
            <text:p>4/13/25</text:p>
          </table:table-cell>
          <table:table-cell office:value-type="date" office:date-value="2025-04-18T00:00:00" table:formula="of:=[.E23]+5" table:style-name="ce57">
            <text:p>4/18/25</text:p>
          </table:table-cell>
          <table:table-cell table:style-name="ce27"/>
          <table:table-cell office:value-type="float" office:value="6" table:formula="of:=IF(OR(ISBLANK($$task_start);ISBLANK($$task_end));&quot;&quot;;$$task_end-$$task_start+1)" table:style-name="ce28">
            <text:p>6</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style-name="ce9"/>
          <table:table-cell office:value-type="string" table:style-name="ce54">
            <text:p>Create automation scripts for weekly security reports</text:p>
          </table:table-cell>
          <table:table-cell office:value-type="string" table:style-name="ce55">
            <text:p>Athena Parsa</text:p>
          </table:table-cell>
          <table:table-cell office:value-type="percentage" office:value="1" table:style-name="ce56">
            <text:p>100%</text:p>
          </table:table-cell>
          <table:table-cell office:value-type="date" office:date-value="2025-04-19T00:00:00" table:formula="of:=[.F23]+1" table:style-name="ce57">
            <text:p>4/19/25</text:p>
          </table:table-cell>
          <table:table-cell office:value-type="date" office:date-value="2025-04-23T00:00:00" table:formula="of:=[.E24]+4" table:style-name="ce57">
            <text:p>4/23/25</text:p>
          </table:table-cell>
          <table:table-cell table:style-name="ce27"/>
          <table:table-cell office:value-type="float" office:value="5" table:formula="of:=IF(OR(ISBLANK($$task_start);ISBLANK($$task_end));&quot;&quot;;$$task_end-$$task_start+1)" table:style-name="ce28">
            <text:p>5</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style-name="ce9"/>
          <table:table-cell office:value-type="string" table:style-name="ce54">
            <text:p>Configure automated backup system and disaster recovery procedures</text:p>
          </table:table-cell>
          <table:table-cell office:value-type="string" table:style-name="ce55">
            <text:p>Athena Parsa</text:p>
          </table:table-cell>
          <table:table-cell office:value-type="percentage" office:value="1" table:style-name="ce56">
            <text:p>100%</text:p>
          </table:table-cell>
          <table:table-cell office:value-type="date" office:date-value="2025-04-24T00:00:00" table:formula="of:=[.E24]+5" table:style-name="ce57">
            <text:p>4/24/25</text:p>
          </table:table-cell>
          <table:table-cell office:value-type="date" office:date-value="2025-04-29T00:00:00" table:formula="of:=[.E25]+5" table:style-name="ce57">
            <text:p>4/29/25</text:p>
          </table:table-cell>
          <table:table-cell table:style-name="ce27"/>
          <table:table-cell office:value-type="float" office:value="6" table:formula="of:=IF(OR(ISBLANK($$task_start);ISBLANK($$task_end));&quot;&quot;;$$task_end-$$task_start+1)" table:style-name="ce28">
            <text:p>6</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style-name="ce9"/>
          <table:table-cell office:value-type="string" table:style-name="ce54">
            <text:p>Implement DDoS attack detection rules</text:p>
          </table:table-cell>
          <table:table-cell office:value-type="string" table:style-name="ce55">
            <text:p>Mathew Faller</text:p>
          </table:table-cell>
          <table:table-cell office:value-type="percentage" office:value="1" table:style-name="ce56">
            <text:p>100%</text:p>
          </table:table-cell>
          <table:table-cell office:value-type="date" office:date-value="2025-04-30T00:00:00" table:formula="of:=[.F25]+1" table:style-name="ce57">
            <text:p>4/30/25</text:p>
          </table:table-cell>
          <table:table-cell office:value-type="date" office:date-value="2025-05-04T00:00:00" table:formula="of:=[.E26]+4" table:style-name="ce57">
            <text:p>5/4/25</text:p>
          </table:table-cell>
          <table:table-cell table:style-name="ce27"/>
          <table:table-cell office:value-type="float" office:value="5" table:formula="of:=IF(OR(ISBLANK($$task_start);ISBLANK($$task_end));&quot;&quot;;$$task_end-$$task_start+1)" table:style-name="ce28">
            <text:p>5</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style-name="ce9"/>
          <table:table-cell office:value-type="string" table:style-name="ce54">
            <text:p>Setup alert routing and incident response workflow integration</text:p>
          </table:table-cell>
          <table:table-cell office:value-type="string" table:style-name="ce55">
            <text:p>Kanyin Sola</text:p>
          </table:table-cell>
          <table:table-cell office:value-type="percentage" office:value="1" table:style-name="ce56">
            <text:p>100%</text:p>
          </table:table-cell>
          <table:table-cell office:value-type="date" office:date-value="2025-04-24T00:00:00" table:formula="of:=[.E25]" table:style-name="ce57">
            <text:p>4/24/25</text:p>
          </table:table-cell>
          <table:table-cell office:value-type="date" office:date-value="2025-04-28T00:00:00" table:formula="of:=[.E27]+4" table:style-name="ce57">
            <text:p>4/28/25</text:p>
          </table:table-cell>
          <table:table-cell table:style-name="ce27"/>
          <table:table-cell office:value-type="float" office:value="5" table:formula="of:=IF(OR(ISBLANK($$task_start);ISBLANK($$task_end));&quot;&quot;;$$task_end-$$task_start+1)" table:style-name="ce28">
            <text:p>5</text:p>
          </table:table-cell>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style-name="ce114"/>
          <table:table-cell table:number-columns-repeated="16320" table:style-name="ce30"/>
        </table:table-row>
        <table:table-row table:style-name="ro2">
          <table:table-cell table:content-validation-name="val12" table:style-name="ce9"/>
          <table:table-cell office:value-type="string" table:style-name="ce58">
            <text:p>Evaluation</text:p>
          </table:table-cell>
          <table:table-cell table:style-name="ce59"/>
          <table:table-cell table:style-name="ce60"/>
          <table:table-cell table:number-columns-repeated="2" table:style-name="ce61"/>
          <table:table-cell table:style-name="ce27"/>
          <table:table-cell office:value-type="string" office:string-value="" table:formula="of:=IF(OR(ISBLANK($$task_start);ISBLANK($$task_end));&quot;&quot;;$$task_end-$$task_start+1)" table:style-name="ce28"/>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style-name="ce112"/>
          <table:table-cell table:number-columns-repeated="16320" table:style-name="ce30"/>
        </table:table-row>
        <table:table-row table:style-name="ro2">
          <table:table-cell table:style-name="ce9"/>
          <table:table-cell office:value-type="string" table:style-name="ce63">
            <text:p>W5 - Documentation finalisation and handover preparation</text:p>
          </table:table-cell>
          <table:table-cell office:value-type="string" table:style-name="ce64">
            <text:p>Niloofar Thaha</text:p>
          </table:table-cell>
          <table:table-cell office:value-type="percentage" office:value="1" table:style-name="ce65">
            <text:p>100%</text:p>
          </table:table-cell>
          <table:table-cell office:value-type="date" office:date-value="2025-04-15T00:00:00" table:formula="of:=[.E23]+2" table:style-name="ce66">
            <text:p>4/15/25</text:p>
          </table:table-cell>
          <table:table-cell office:value-type="date" office:date-value="2025-04-18T00:00:00" table:formula="of:=[.E29]+3" table:style-name="ce66">
            <text:p>4/18/25</text:p>
          </table:table-cell>
          <table:table-cell table:style-name="ce27"/>
          <table:table-cell office:value-type="float" office:value="4" table:formula="of:=IF(OR(ISBLANK($$task_start);ISBLANK($$task_end));&quot;&quot;;$$task_end-$$task_start+1)" table:style-name="ce28">
            <text:p>4</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office:value-type="string" table:style-name="ce63">
            <text:p>W5 - Security team training sessions</text:p>
          </table:table-cell>
          <table:table-cell office:value-type="string" table:style-name="ce64">
            <text:p>Niloofar Thaha</text:p>
          </table:table-cell>
          <table:table-cell office:value-type="percentage" office:value="1" table:style-name="ce65">
            <text:p>100%</text:p>
          </table:table-cell>
          <table:table-cell office:value-type="date" office:date-value="2025-04-18T00:00:00" table:formula="of:=[.F29]" table:style-name="ce66">
            <text:p>4/18/25</text:p>
          </table:table-cell>
          <table:table-cell office:value-type="date" office:date-value="2025-04-22T00:00:00" table:formula="of:=[.E30]+4" table:style-name="ce66">
            <text:p>4/22/25</text:p>
          </table:table-cell>
          <table:table-cell table:style-name="ce27"/>
          <table:table-cell office:value-type="float" office:value="5" table:formula="of:=IF(OR(ISBLANK($$task_start);ISBLANK($$task_end));&quot;&quot;;$$task_end-$$task_start+1)" table:style-name="ce28">
            <text:p>5</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office:value-type="string" table:style-name="ce63">
            <text:p>W5 - Load testing and performance validation</text:p>
          </table:table-cell>
          <table:table-cell office:value-type="string" table:style-name="ce64">
            <text:p>Kanyin Sola</text:p>
          </table:table-cell>
          <table:table-cell office:value-type="percentage" office:value="1" table:style-name="ce65">
            <text:p>100%</text:p>
          </table:table-cell>
          <table:table-cell office:value-type="date" office:date-value="2025-04-23T00:00:00" table:formula="of:=[.F30]+1" table:style-name="ce66">
            <text:p>4/23/25</text:p>
          </table:table-cell>
          <table:table-cell office:value-type="date" office:date-value="2025-04-26T00:00:00" table:formula="of:=[.E31]+3" table:style-name="ce66">
            <text:p>4/26/25</text:p>
          </table:table-cell>
          <table:table-cell table:style-name="ce27"/>
          <table:table-cell office:value-type="float" office:value="4" table:formula="of:=IF(OR(ISBLANK($$task_start);ISBLANK($$task_end));&quot;&quot;;$$task_end-$$task_start+1)" table:style-name="ce28">
            <text:p>4</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office:value-type="string" table:style-name="ce63">
            <text:p>W5 - Project sign-off and production deployment</text:p>
          </table:table-cell>
          <table:table-cell office:value-type="string" table:style-name="ce64">
            <text:p>Athena Parsa, Kanyin Sola, Niloofar Thaha, Mathew <text:s/>Faller</text:p>
          </table:table-cell>
          <table:table-cell office:value-type="percentage" office:value="1" table:style-name="ce65">
            <text:p>100%</text:p>
          </table:table-cell>
          <table:table-cell office:value-type="date" office:date-value="2025-04-20T00:00:00" table:formula="of:=[.E29]+5" table:style-name="ce66">
            <text:p>4/20/25</text:p>
          </table:table-cell>
          <table:table-cell office:value-type="date" office:date-value="2025-04-23T00:00:00" table:formula="of:=[.E32]+3" table:style-name="ce66">
            <text:p>4/23/25</text:p>
          </table:table-cell>
          <table:table-cell table:style-name="ce27"/>
          <table:table-cell office:value-type="float" office:value="4" table:formula="of:=IF(OR(ISBLANK($$task_start);ISBLANK($$task_end));&quot;&quot;;$$task_end-$$task_start+1)" table:style-name="ce28">
            <text:p>4</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office:value-type="string" table:style-name="ce63">
            <text:p>W5 - End-to-end testing of monitoring system</text:p>
          </table:table-cell>
          <table:table-cell office:value-type="string" table:style-name="ce64">
            <text:p>Kanyin Sola</text:p>
          </table:table-cell>
          <table:table-cell office:value-type="percentage" office:value="1" table:style-name="ce65">
            <text:p>100%</text:p>
          </table:table-cell>
          <table:table-cell office:value-type="date" office:date-value="2025-04-22T00:00:00" table:formula="of:=[.E29]+7" table:style-name="ce66">
            <text:p>4/22/25</text:p>
          </table:table-cell>
          <table:table-cell office:value-type="date" office:date-value="2025-04-27T00:00:00" table:formula="of:=[.E33]+5" table:style-name="ce66">
            <text:p>4/27/25</text:p>
          </table:table-cell>
          <table:table-cell table:style-name="ce27"/>
          <table:table-cell office:value-type="float" office:value="6" table:formula="of:=IF(OR(ISBLANK($$task_start);ISBLANK($$task_end));&quot;&quot;;$$task_end-$$task_start+1)" table:style-name="ce28">
            <text:p>6</text:p>
          </table:table-cell>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style-name="ce117"/>
          <table:table-cell table:number-columns-repeated="16320" table:style-name="ce30"/>
        </table:table-row>
        <table:table-row table:style-name="ro2">
          <table:table-cell table:style-name="ce9"/>
          <table:table-cell table:style-name="ce67"/>
          <table:table-cell table:style-name="ce68"/>
          <table:table-cell table:style-name="ce69"/>
          <table:table-cell table:number-columns-repeated="2" table:style-name="ce70"/>
          <table:table-cell table:style-name="ce27"/>
          <table:table-cell office:value-type="string" office:string-value="" table:formula="of:=IF(OR(ISBLANK($$task_start);ISBLANK($$task_end));&quot;&quot;;$$task_end-$$task_start+1)" table:style-name="ce28"/>
          <table:table-cell table:number-columns-repeated="56" table:style-name="ce29"/>
          <table:table-cell table:number-columns-repeated="16320" table:style-name="ce30"/>
        </table:table-row>
        <table:table-row table:style-name="ro2">
          <table:table-cell table:content-validation-name="val13" table:style-name="ce2"/>
          <table:table-cell office:value-type="string" table:style-name="ce71">
            <text:p>Insert new rows ABOVE this one</text:p>
          </table:table-cell>
          <table:table-cell table:style-name="ce72"/>
          <table:table-cell table:style-name="ce73"/>
          <table:table-cell table:style-name="ce74"/>
          <table:table-cell table:style-name="ce75"/>
          <table:table-cell table:style-name="ce27"/>
          <table:table-cell office:value-type="string" office:string-value="" table:formula="of:=IF(OR(ISBLANK($$task_start);ISBLANK($$task_end));&quot;&quot;;$$task_end-$$task_start+1)" table:style-name="ce76"/>
          <table:table-cell table:number-columns-repeated="56" table:style-name="ce77"/>
          <table:table-cell table:number-columns-repeated="16320" table:style-name="ce30"/>
        </table:table-row>
        <table:table-row table:style-name="ro2">
          <table:table-cell table:style-name="ce9"/>
          <table:table-cell table:number-columns-repeated="3" table:style-name="ce1"/>
          <table:table-cell table:style-name="ce10"/>
          <table:table-cell table:style-name="ce1"/>
          <table:table-cell table:style-name="ce78"/>
          <table:table-cell table:number-columns-repeated="16377" table:style-name="ce1"/>
        </table:table-row>
        <table:table-row table:style-name="ro2">
          <table:table-cell table:style-name="ce9"/>
          <table:table-cell table:style-name="ce1"/>
          <table:table-cell table:style-name="ce79"/>
          <table:table-cell table:style-name="ce1"/>
          <table:table-cell table:style-name="ce10"/>
          <table:table-cell table:style-name="ce80"/>
          <table:table-cell table:number-columns-repeated="16378" table:style-name="ce1"/>
        </table:table-row>
        <table:table-row table:style-name="ro2">
          <table:table-cell table:style-name="ce9"/>
          <table:table-cell table:style-name="ce1"/>
          <table:table-cell table:style-name="ce81"/>
          <table:table-cell table:style-name="ce1"/>
          <table:table-cell table:style-name="ce10"/>
          <table:table-cell table:number-columns-repeated="16379" table:style-name="ce1"/>
        </table:table-row>
        <table:table-row table:number-rows-repeated="1048538" table:style-name="ro2">
          <table:table-cell table:number-columns-repeated="16384"/>
        </table:table-row>
        <table:named-expressions>
          <table:named-range table:name="Print_Titles" table:cell-range-address="Project_schedule.$A$4:Project_schedule.$XFD$6" table:base-cell-address="Project_schedule.$A$1"/>
          <table:named-range table:name="task_end" table:cell-range-address="Project_schedule.$F1" table:base-cell-address="Project_schedule.$A$1"/>
          <table:named-range table:name="task_progress" table:cell-range-address="Project_schedule.$D1" table:base-cell-address="Project_schedule.$A$1"/>
          <table:named-range table:name="task_start" table:cell-range-address="Project_schedule.$E1" table:base-cell-address="Project_schedule.$A$1"/>
          <table:named-expression table:name="today" table:expression="of:=TODAY()" table:base-cell-address="Project_schedule.$A$1"/>
        </table:named-expressions>
      </table:table>
      <table:table table:name="About" table:style-name="ta2">
        <table:table-column table:style-name="co7" table:default-cell-style-name="ce93"/>
        <table:table-column table:style-name="co8" table:number-columns-repeated="16383" table:default-cell-style-name="ce5"/>
        <table:table-row table:style-name="ro4">
          <table:table-cell table:style-name="ce93">
            <draw:frame draw:z-index="1" draw:id="id0" draw:style-name="a0" draw:name="Picture 1" svg:x="0in" svg:y="0.10417in" svg:width="2.08333in" svg:height="0.46875in" style:rel-width="scale" style:rel-height="scale">
              <draw:image xlink:href="media/image1.png" xlink:type="simple" xlink:show="embed" xlink:actuate="onLoad"/>
              <svg:title/>
              <svg:desc>Vertex42 logo</svg:desc>
            </draw:frame>
          </table:table-cell>
          <table:table-cell table:number-columns-repeated="16383" table:style-name="ce5"/>
        </table:table-row>
        <table:table-row table:style-name="ro5">
          <table:table-cell office:value-type="string" table:style-name="ce94">
            <text:p><text:a xlink:href="https://www.vertex42.com/ExcelTemplates/simple-gantt-chart.html?utm_source=ms&amp;utm_medium=file&amp;utm_campaign=office&amp;utm_content=text">SIMPLE GANTT CHART by Vertex42.com</text:a></text:p>
          </table:table-cell>
          <table:table-cell table:style-name="ce95"/>
          <table:table-cell table:number-columns-repeated="16382" table:style-name="ce96"/>
        </table:table-row>
        <table:table-row table:style-name="ro6">
          <table:table-cell table:style-name="ce97"/>
          <table:table-cell table:style-name="ce98"/>
          <table:table-cell table:number-columns-repeated="16382" table:style-name="ce99"/>
        </table:table-row>
        <table:table-row table:style-name="ro7">
          <table:table-cell office:value-type="string" table:style-name="ce100">
            <text:p>About This Template</text:p>
          </table:table-cell>
          <table:table-cell table:number-columns-repeated="16383" table:style-name="ce101"/>
        </table:table-row>
        <table:table-row table:style-name="ro8">
          <table:table-cell office:value-type="string" table:style-name="ce102">
            <text:p>This template provides a simple way to create a Gantt chart to help visualize and track your project. Simply enter your tasks and start and end dates - no formulas required. The bars in the Gantt chart represent the duration of the task and are displayed using conditional formatting. Insert new tasks by inserting new rows.</text:p>
          </table:table-cell>
          <table:table-cell table:number-columns-repeated="16383" table:style-name="ce5"/>
        </table:table-row>
        <table:table-row table:style-name="ro9">
          <table:table-cell office:value-type="string" table:style-name="ce100">
            <text:p>Guide for Screen Readers</text:p>
          </table:table-cell>
          <table:table-cell table:number-columns-repeated="16383" table:style-name="ce5"/>
        </table:table-row>
        <table:table-row table:style-name="ro10">
          <table:table-cell office:value-type="string" table:style-name="ce103">
            <text:p>There are 2 worksheets in this workbook.<text:s/></text:p>
            <text:p/>
            <text:p>TimeSheet</text:p>
            <text:p>About</text:p>
            <text:p/>
            <text:p>The instructions for each worksheet are in the A column starting in cell A1 of each worksheet. They are written with hidden text. Each step guides you through the information in that row. Each subsequent step continues in cell A2, A3, and so on, unless otherwise explicitly directed. For example, instruction text might say "continue to cell A6" for the next step.<text:s/></text:p>
            <text:p/>
            <text:p>This hidden text will not print.</text:p>
            <text:p/>
            <text:p>To remove these instructions from the worksheet, simply delete column A.</text:p>
          </table:table-cell>
          <table:table-cell table:number-columns-repeated="16383" table:style-name="ce93"/>
        </table:table-row>
        <table:table-row table:style-name="ro7">
          <table:table-cell office:value-type="string" table:style-name="ce100">
            <text:p>Additional Help</text:p>
          </table:table-cell>
          <table:table-cell table:number-columns-repeated="16383" table:style-name="ce101"/>
        </table:table-row>
        <table:table-row table:style-name="ro11">
          <table:table-cell office:value-type="string" table:style-name="ce102">
            <text:p>Click on the link below to visit vertex42.com and learn more about how to use this template, such as how to calculate days and work days, create task dependencies, change the colors of the bars, add a scroll bar to make it easier to change the display week, extend the date range displayed in the chart, etc.</text:p>
          </table:table-cell>
          <table:table-cell table:number-columns-repeated="16383" table:style-name="ce5"/>
        </table:table-row>
        <table:table-row table:style-name="ro12">
          <table:table-cell office:value-type="string" table:style-name="ce104">
            <text:p><text:a xlink:href="https://www.vertex42.com/ExcelTemplates/simple-gantt-chart.html?utm_source=ms&amp;utm_medium=file&amp;utm_campaign=office&amp;utm_content=help">How to Use the Simple Gantt Chart</text:a></text:p>
          </table:table-cell>
          <table:table-cell table:number-columns-repeated="16383" table:style-name="ce93"/>
        </table:table-row>
        <table:table-row table:style-name="ro7">
          <table:table-cell office:value-type="string" table:style-name="ce100">
            <text:p>More Project Management Templates</text:p>
          </table:table-cell>
          <table:table-cell table:number-columns-repeated="16383" table:style-name="ce101"/>
        </table:table-row>
        <table:table-row table:style-name="ro13">
          <table:table-cell office:value-type="string" table:style-name="ce102">
            <text:p>Visit Vertex42.com to download other project management templates, including different types of project schedules, Gantt charts, tasks lists, etc.</text:p>
          </table:table-cell>
          <table:table-cell table:number-columns-repeated="16383" table:style-name="ce5"/>
        </table:table-row>
        <table:table-row table:style-name="ro12">
          <table:table-cell office:value-type="string" table:style-name="ce104">
            <text:p><text:a xlink:href="https://www.vertex42.com/ExcelTemplates/excel-project-management.html?utm_source=ms&amp;utm_medium=file&amp;utm_campaign=office&amp;utm_content=text">Project Management Templates</text:a></text:p>
          </table:table-cell>
          <table:table-cell table:number-columns-repeated="16383" table:style-name="ce93"/>
        </table:table-row>
        <table:table-row table:style-name="ro7">
          <table:table-cell office:value-type="string" table:style-name="ce100">
            <text:p>About Vertex42</text:p>
          </table:table-cell>
          <table:table-cell table:number-columns-repeated="16383" table:style-name="ce101"/>
        </table:table-row>
        <table:table-row table:style-name="ro14">
          <table:table-cell office:value-type="string" table:style-name="ce102">
            <text:p>Vertex42.com provides over 300 professionally designed spreadsheet templates for business, home, and education - most of which are free to download. Their collection includes a variety of calendars, planners, and schedules as well as personal finance spreadsheets for budgeting, debt reduction, and loan amortization.</text:p>
          </table:table-cell>
          <table:table-cell table:number-columns-repeated="16383" table:style-name="ce5"/>
        </table:table-row>
        <table:table-row table:style-name="ro15">
          <table:table-cell office:value-type="string" table:style-name="ce102">
            <text:p>Businesses will find invoices, time sheets, inventory trackers, financial statements, and project planning templates. Teachers and students will find resources such as class schedules, grade books, and attendance sheets. Organize your family life with meal planners, checklists, and exercise logs. Each template is thoroughly researched, refined, and improved over time through feedback from thousands of users.</text:p>
          </table:table-cell>
          <table:table-cell table:number-columns-repeated="16383" table:style-name="ce5"/>
        </table:table-row>
        <table:table-row table:number-rows-repeated="8" table:style-name="ro16">
          <table:table-cell table:style-name="ce105"/>
          <table:table-cell table:number-columns-repeated="16383"/>
        </table:table-row>
        <table:table-row table:number-rows-repeated="1048552" table:style-name="ro16">
          <table:table-cell table:number-columns-repeated="16384"/>
        </table:table-row>
      </table:table>
      <table:named-expressions>
        <table:named-range table:name="Display_Week" table:cell-range-address="Project_schedule.$Q$2" table:base-cell-address="Project_schedule.$A$1"/>
        <table:named-range table:name="Project_Start" table:cell-range-address="Project_schedule.$R$3" table:base-cell-address="Project_schedule.$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style:font-face style:name="Arial Black" svg:font-family="&quot;Arial Black&quot;"/>
  </office:font-face-decls>
  <office:styles>
    <number:number-style style:name="N0">
      <number:number number:min-integer-digits="1"/>
    </number:number-style>
    <number:percentage-style style:name="N13">
      <number:number number:decimal-places="0" number:min-decimal-places="0" number:min-integer-digits="1"/>
      <number:text>%</number:text>
    </number:percentage-style>
    <number:date-style style:name="N36">
      <number:month number:textual="true"/>
      <number:text> </number:text>
      <number:day/>
      <number:text>, </number:text>
      <number:year number:style="long"/>
    </number:date-style>
    <number:date-style style:name="N37">
      <number:day/>
    </number:date-style>
    <number:date-style style:name="N38P0">
      <number:month/>
      <number:text>/</number:text>
      <number:day/>
      <number:text>/</number:text>
      <number:year/>
    </number:date-style>
    <number:text-style style:name="N38">
      <number:text-content/>
      <style:map style:condition="value()&gt;=0" style:apply-style-name="N38P0"/>
    </number:text-style>
    <number:date-style style:name="N39">
      <number:day-of-week/>
      <number:text>, </number:text>
      <number:month/>
      <number:text>/</number:text>
      <number:day/>
      <number:text>/</number:text>
      <number:year number:style="long"/>
    </number:date-style>
    <number:number-style style:name="N40P0">
      <number:text> </number:text>
      <number:fill-character> </number:fill-character>
      <number:number number:decimal-places="2" number:min-decimal-places="2" number:min-integer-digits="1" number:grouping="true"/>
      <number:text> </number:text>
    </number:number-style>
    <number:number-style style:name="N40P1">
      <number:text> </number:text>
      <number:fill-character> </number:fill-character>
      <number:text>(</number:text>
      <number:number number:decimal-places="2" number:min-decimal-places="2" number:min-integer-digits="1" number:grouping="true"/>
      <number:text>)</number:text>
    </number:number-style>
    <number:number-style style:name="N40P2">
      <number:text> </number:text>
      <number:fill-character> </number:fill-character>
      <number:text>-</number:text>
      <number:number number:decimal-places="0" number:min-decimal-places="0" number:min-integer-digits="0">
        <number:embedded-text number:position="0"> </number:embedded-text>
      </number:number>
    </number:number-style>
    <number:text-style style:name="N40">
      <number:text> </number:text>
      <number:text-content/>
      <number:text> </number:text>
      <style:map style:condition="value()&gt;0" style:apply-style-name="N40P0"/>
      <style:map style:condition="value()&lt;0" style:apply-style-name="N40P1"/>
      <style:map style:condition="value()=0" style:apply-style-name="N40P2"/>
    </number:text-style>
    <style:style style:name="cf1" style:family="table-cell" style:data-style-name="N0">
      <style:table-cell-properties fo:border-top="none" fo:border-bottom="none" fo:border-left="thin solid #D800A6" fo:border-right="thin solid #D800A6"/>
    </style:style>
    <style:style style:name="cf10" style:family="table-cell" style:data-style-name="N0">
      <style:table-cell-properties fo:border-top="thin solid #F2F2F2" fo:border-bottom="thin solid #F2F2F2" fo:border-left="none" fo:border-right="none" fo:background-color="#A37DFB"/>
    </style:style>
    <style:style style:name="cf11" style:family="table-cell" style:data-style-name="N0">
      <style:table-cell-properties fo:border-top="thin solid #F2F2F2" fo:border-bottom="thin solid #F2F2F2" fo:border-left="none" fo:border-right="none" fo:background-color="#FF4FD8"/>
    </style:style>
    <style:style style:name="cf12" style:family="table-cell" style:data-style-name="N0">
      <style:table-cell-properties fo:border-top="thin solid #F2F2F2" fo:border-bottom="thin solid #F2F2F2" fo:border-left="none" fo:border-right="none" fo:background-color="#B0DFC4"/>
    </style:style>
    <style:style style:name="cf13" style:family="table-cell" style:data-style-name="N0">
      <style:table-cell-properties fo:background-color="#FFE227"/>
    </style:style>
    <style:style style:name="cf14" style:family="table-cell" style:data-style-name="N0">
      <style:table-cell-properties fo:border-top="thin solid #F2F2F2" fo:border-bottom="thin solid #F2F2F2" fo:border-left="none" fo:border-right="none" fo:background-color="#E0D3FE"/>
    </style:style>
    <style:style style:name="cf15" style:family="table-cell" style:data-style-name="N0">
      <style:table-cell-properties fo:border-top="thin solid #F2F2F2" fo:border-bottom="thin solid #F2F2F2" fo:border-left="none" fo:border-right="none" fo:background-color="#E4F3EB"/>
    </style:style>
    <style:style style:name="cf16" style:family="table-cell" style:data-style-name="N0">
      <style:table-cell-properties fo:background-color="#FFF4A8"/>
    </style:style>
    <style:style style:name="cf17" style:family="table-cell" style:data-style-name="N0">
      <style:table-cell-properties fo:border-top="none" fo:border-bottom="none" fo:border-left="thin solid #D800A6" fo:border-right="thin solid #D800A6"/>
    </style:style>
    <style:style style:name="cf18" style:family="table-cell" style:data-style-name="N0">
      <style:table-cell-properties fo:background-color="#FFE227"/>
    </style:style>
    <style:style style:name="cf19" style:family="table-cell" style:data-style-name="N0">
      <style:table-cell-properties fo:border-top="thin solid #F2F2F2" fo:border-bottom="thin solid #F2F2F2" fo:border-left="none" fo:border-right="none" fo:background-color="#E0D3FE"/>
    </style:style>
    <style:style style:name="cf2" style:family="table-cell" style:data-style-name="N0">
      <style:table-cell-properties fo:border-top="thin solid #F2F2F2" fo:border-bottom="thin solid #F2F2F2" fo:border-left="none" fo:border-right="none" fo:background-color="#E0D3FE"/>
    </style:style>
    <style:style style:name="cf20" style:family="table-cell" style:data-style-name="N0">
      <style:table-cell-properties fo:border-top="thin solid #F2F2F2" fo:border-bottom="thin solid #F2F2F2" fo:border-left="none" fo:border-right="none" fo:background-color="#E4F3EB"/>
    </style:style>
    <style:style style:name="cf21" style:family="table-cell" style:data-style-name="N0">
      <style:table-cell-properties fo:background-color="#FFF4A8"/>
    </style:style>
    <style:style style:name="cf22" style:family="table-cell" style:data-style-name="N0">
      <style:table-cell-properties fo:border-top="none" fo:border-bottom="none" fo:border-left="thin solid #D800A6" fo:border-right="thin solid #D800A6"/>
    </style:style>
    <style:style style:name="cf3" style:family="table-cell" style:data-style-name="N0">
      <style:table-cell-properties fo:border-top="thin solid #F2F2F2" fo:border-bottom="thin solid #F2F2F2" fo:border-left="none" fo:border-right="none" fo:background-color="#A37DFB"/>
    </style:style>
    <style:style style:name="cf4" style:family="table-cell" style:data-style-name="N0">
      <style:table-cell-properties fo:background-color="#FFC4F1"/>
    </style:style>
    <style:style style:name="cf5" style:family="table-cell" style:data-style-name="N0">
      <style:table-cell-properties fo:border-top="thin solid #F2F2F2" fo:border-bottom="thin solid #F2F2F2" fo:border-left="none" fo:border-right="none" fo:background-color="#FF4FD8"/>
    </style:style>
    <style:style style:name="cf6" style:family="table-cell" style:data-style-name="N0">
      <style:table-cell-properties fo:border-top="thin solid #F2F2F2" fo:border-bottom="thin solid #F2F2F2" fo:border-left="none" fo:border-right="none" fo:background-color="#E4F3EB"/>
    </style:style>
    <style:style style:name="cf7" style:family="table-cell" style:data-style-name="N0">
      <style:table-cell-properties fo:border-top="thin solid #F2F2F2" fo:border-bottom="thin solid #F2F2F2" fo:border-left="none" fo:border-right="none" fo:background-color="#B0DFC4"/>
    </style:style>
    <style:style style:name="cf8" style:family="table-cell" style:data-style-name="N0">
      <style:table-cell-properties fo:background-color="#FFF4A8"/>
    </style:style>
    <style:style style:name="cf9" style:family="table-cell" style:data-style-name="N0">
      <style:table-cell-properties fo:background-color="#FFE227"/>
    </style:style>
    <style:style style:name="Comma" style:family="table-cell" style:data-style-name="N40">
      <style:table-cell-properties fo:border="thin solid #A6A6A6"/>
    </style:style>
    <style:style style:name="Date" style:family="table-cell" style:data-style-name="N38">
      <style:table-cell-properties fo:border-top="2pt solid #D9D9D9" fo:border-bottom="2pt solid #D9D9D9" fo:border-left="none" fo:border-right="none" style:vertical-align="middle" style:repeat-content="false"/>
      <style:paragraph-properties fo:text-align="center"/>
    </style:style>
    <style:style style:name="Heading_32_1" style:display-name="Heading 1" style:family="table-cell" style:data-style-name="N0">
      <style:text-properties fo:font-size="14pt" style:font-size-asian="14pt" style:font-size-complex="14pt"/>
    </style:style>
    <style:style style:name="Heading_32_2" style:display-name="Heading 2" style:family="table-cell" style:data-style-name="N0">
      <style:table-cell-properties style:vertical-align="top"/>
      <style:text-properties fo:font-size="14pt" style:font-size-asian="14pt" style:font-size-complex="14pt"/>
    </style:style>
    <style:style style:name="Heading_32_3" style:display-name="Heading 3" style:family="table-cell" style:data-style-name="N0">
      <style:table-cell-properties style:vertical-align="automatic" style:repeat-content="false"/>
      <style:paragraph-properties fo:text-align="end" fo:margin-right="0.353cm"/>
    </style:style>
    <style:style style:name="Hyperlink" style:family="table-cell" style:data-style-name="N0">
      <style:text-properties fo:color="#0000FF" style:text-underline-style="solid" style:text-underline-type="single"/>
    </style:style>
    <style:style style:name="Name" style:family="table-cell" style:data-style-name="N0">
      <style:table-cell-properties fo:border-top="2pt solid #D9D9D9" fo:border-bottom="2pt solid #D9D9D9" fo:border-left="none" fo:border-right="none" style:vertical-align="middle" style:repeat-content="false"/>
      <style:paragraph-properties fo:text-align="center"/>
    </style:style>
    <style:style style:name="Default" style:family="table-cell" style:data-style-name="N0">
      <style:table-cell-properties style:vertical-align="automatic" fo:background-color="transparent"/>
      <style:text-properties fo:color="#000000" style:font-name="Arial" style:font-name-asian="Arial" style:font-name-complex="Arial" fo:font-size="11pt" style:font-size-asian="11pt" style:font-size-complex="11pt"/>
    </style:style>
    <style:style style:name="Per_32_cent" style:display-name="Per cent" style:family="table-cell" style:data-style-name="N13"/>
    <style:style style:name="Project_32_Start" style:display-name="Project Start" style:family="table-cell" style:data-style-name="N39">
      <style:table-cell-properties fo:border="thin solid #A6A6A6" style:vertical-align="middle" fo:background-color="transparent" style:repeat-content="false"/>
      <style:paragraph-properties fo:text-align="center"/>
    </style:style>
    <style:style style:name="Task" style:family="table-cell" style:data-style-name="N0">
      <style:table-cell-properties fo:border-top="2pt solid #D9D9D9" fo:border-bottom="2pt solid #D9D9D9" fo:border-left="none" fo:border-right="none" style:vertical-align="middle" style:repeat-content="false"/>
      <style:paragraph-properties fo:text-align="start" fo:margin-left="0.706cm"/>
    </style:style>
    <style:style style:name="Title" style:family="table-cell" style:data-style-name="N0">
      <style:text-properties fo:color="#595959" style:font-name="Arial Black" style:font-name-asian="Arial Black" style:font-name-complex="Arial Black" fo:font-size="22pt" style:font-size-asian="22pt" style:font-size-complex="22pt" fo:font-weight="bold" style:font-weight-asian="bold" style:font-weight-complex="bold"/>
    </style:style>
    <style:style style:name="zHiddenText" style:family="table-cell" style:data-style-name="N0">
      <style:table-cell-properties style:vertical-align="automatic" fo:background-color="transparent"/>
      <style:text-properties fo:color="#FFFFFF"/>
    </style:style>
    <style:style style:name="cf23" style:family="table-cell">
      <style:table-cell-properties fo:border-left="none" fo:border-right="none" fo:background-color="#FFE227"/>
    </style:style>
    <style:style style:name="cf24" style:family="table-cell">
      <style:table-cell-properties fo:border-top="thin solid #F2F2F2" fo:border-bottom="thin solid #F2F2F2" fo:background-color="#E0D3FE"/>
    </style:style>
    <style:style style:name="cf25" style:family="table-cell">
      <style:table-cell-properties fo:border-top="thin solid #F2F2F2" fo:border-bottom="thin solid #F2F2F2" fo:background-color="#E4F3EB"/>
    </style:style>
    <style:style style:name="cf26" style:family="table-cell">
      <style:table-cell-properties fo:border-left="none" fo:border-right="none" fo:background-color="#FFF4A8"/>
    </style:style>
    <style:style style:name="cf27" style:family="table-cell">
      <style:table-cell-properties fo:border-left="thin solid #D800A6" fo:border-right="thin solid #D800A6"/>
    </style:style>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35in" fo:margin-right="0.35in" style:print-orientation="landscape" style:print-page-order="ttb" style:first-page-number="continue" style:scale-to-X="1" style:table-centering="horizontal" style:print="objects charts drawings"/>
      <style:header-style>
        <style:header-footer-properties fo:min-height="0.05in" fo:margin-left="0.35in" fo:margin-right="0.35in" fo:margin-bottom="0in"/>
      </style:header-style>
      <style:footer-style>
        <style:header-footer-properties fo:min-height="0.2in" fo:margin-left="0.35in" fo:margin-right="0.35in" fo:margin-top="0in"/>
      </style:footer-style>
    </style:page-layout>
    <style:page-layout style:name="pm2">
      <style:page-layout-properties fo:margin-top="0.3in" fo:margin-bottom="0.3in" fo:margin-left="0.5in" fo:margin-right="0.5in" style:print-orientation="portrait" style:print-page-order="ttb" style:first-page-number="continue" style:scale-to="100%" style:table-centering="none" style:print="objects charts drawings"/>
      <style:header-style>
        <style:header-footer-properties fo:min-height="0.2in" fo:margin-left="0.5in" fo:margin-right="0.5in" fo:margin-bottom="0in"/>
      </style:header-style>
      <style:footer-style>
        <style:header-footer-properties fo:min-height="0.2in" fo:margin-left="0.5in" fo:margin-right="0.5in" fo:margin-top="0in"/>
      </style:footer-style>
    </style:page-layout>
  </office:automatic-styles>
  <office:master-styles>
    <style:master-page style:name="mp1" style:page-layout-name="pm1">
      <style:header/>
      <style:header-left style:display="false"/>
      <style:header-first/>
      <style:footer>
        <text:p>Page <text:page-number>1</text:page-number><text:s/>of<text:s/><text:page-count>99</text:page-count></text:p>
      </style:footer>
      <style:footer-left style:display="false"/>
      <style:footer-first/>
    </style:master-page>
    <style:master-page style:name="mp2" style:page-layout-name="pm2">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526</meta:generator>
    <dc:title/>
    <dc:description/>
    <meta:initial-creator>niloofar nibraz</meta:initial-creator>
    <dc:creator>Niloofar Thaha (Student)</dc:creator>
    <meta:creation-date>2022-03-11T22:41:12Z</meta:creation-date>
    <dc:date>2025-03-29T22:40:30Z</dc:date>
    <meta:template xlink:href="TM16400962" xlink:type="simple"/>
    <meta:user-defined meta:name="ContentTypeId">0x01010064186296BFF79F4A8A3B926699FAE373</meta:user-defined>
    <meta:user-defined meta:name="MediaServiceImageTags"/>
  </office:meta>
</office:document-meta>
</file>